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line-height="150%"/>
      <style:text-properties style:font-name="Times New Roman" officeooo:rsid="001e071a" officeooo:paragraph-rsid="001e071a"/>
    </style:style>
    <style:style style:name="P2" style:family="paragraph" style:parent-style-name="Standard">
      <style:paragraph-properties fo:line-height="150%"/>
      <style:text-properties style:font-name="Times New Roman" officeooo:rsid="002538fa" officeooo:paragraph-rsid="002538fa"/>
    </style:style>
    <style:style style:name="P3" style:family="paragraph" style:parent-style-name="Standard">
      <style:paragraph-properties fo:line-height="150%"/>
      <style:text-properties style:font-name="Times New Roman" officeooo:rsid="0021f7e9" officeooo:paragraph-rsid="00243786"/>
    </style:style>
    <style:style style:name="P4" style:family="paragraph" style:parent-style-name="Standard">
      <style:paragraph-properties fo:line-height="150%"/>
      <style:text-properties style:font-name="Times New Roman" officeooo:rsid="0021f7e9" officeooo:paragraph-rsid="0021f7e9"/>
    </style:style>
    <style:style style:name="P5" style:family="paragraph" style:parent-style-name="Standard">
      <style:paragraph-properties fo:line-height="150%"/>
      <style:text-properties style:font-name="Times New Roman" officeooo:rsid="00243786" officeooo:paragraph-rsid="00243786"/>
    </style:style>
    <style:style style:name="P6" style:family="paragraph" style:parent-style-name="Standard">
      <style:paragraph-properties fo:line-height="150%"/>
      <style:text-properties style:font-name="Times New Roman" officeooo:rsid="00274783" officeooo:paragraph-rsid="00274783"/>
    </style:style>
    <style:style style:name="P7" style:family="paragraph" style:parent-style-name="Standard">
      <style:paragraph-properties fo:line-height="150%"/>
      <style:text-properties style:font-name="Times New Roman" officeooo:rsid="00274783" officeooo:paragraph-rsid="002d626b"/>
    </style:style>
    <style:style style:name="P8" style:family="paragraph" style:parent-style-name="Standard">
      <style:paragraph-properties fo:line-height="150%"/>
      <style:text-properties style:font-name="Times New Roman"/>
    </style:style>
    <style:style style:name="P9" style:family="paragraph" style:parent-style-name="Standard">
      <style:paragraph-properties fo:line-height="150%"/>
      <style:text-properties fo:color="#c9211e" loext:opacity="100%" style:font-name="Times New Roman"/>
    </style:style>
    <style:style style:name="P10" style:family="paragraph" style:parent-style-name="Standard">
      <style:paragraph-properties fo:line-height="150%"/>
    </style:style>
    <style:style style:name="P11" style:family="paragraph" style:parent-style-name="Standard">
      <style:paragraph-properties fo:line-height="150%"/>
      <style:text-properties officeooo:paragraph-rsid="003a5ae9"/>
    </style:style>
    <style:style style:name="P12" style:family="paragraph" style:parent-style-name="Standard">
      <style:paragraph-properties fo:line-height="150%"/>
      <style:text-properties officeooo:paragraph-rsid="003bd74b"/>
    </style:style>
    <style:style style:name="P13" style:family="paragraph" style:parent-style-name="Standard">
      <style:paragraph-properties fo:line-height="150%"/>
      <style:text-properties officeooo:paragraph-rsid="003e9bf1"/>
    </style:style>
    <style:style style:name="T1" style:family="text">
      <style:text-properties officeooo:rsid="001e071a"/>
    </style:style>
    <style:style style:name="T2" style:family="text">
      <style:text-properties officeooo:rsid="001ffdec"/>
    </style:style>
    <style:style style:name="T3" style:family="text">
      <style:text-properties officeooo:rsid="00222f92"/>
    </style:style>
    <style:style style:name="T4" style:family="text">
      <style:text-properties officeooo:rsid="00229e6f"/>
    </style:style>
    <style:style style:name="T5" style:family="text">
      <style:text-properties officeooo:rsid="00237fd2"/>
    </style:style>
    <style:style style:name="T6" style:family="text">
      <style:text-properties officeooo:rsid="00243786"/>
    </style:style>
    <style:style style:name="T7" style:family="text">
      <style:text-properties officeooo:rsid="002538fa"/>
    </style:style>
    <style:style style:name="T8" style:family="text">
      <style:text-properties officeooo:rsid="0025e14c"/>
    </style:style>
    <style:style style:name="T9" style:family="text">
      <style:text-properties officeooo:rsid="00274783"/>
    </style:style>
    <style:style style:name="T10" style:family="text">
      <style:text-properties officeooo:rsid="00293b41"/>
    </style:style>
    <style:style style:name="T11" style:family="text">
      <style:text-properties officeooo:rsid="002b1e73"/>
    </style:style>
    <style:style style:name="T12" style:family="text">
      <style:text-properties officeooo:rsid="002b67fb"/>
    </style:style>
    <style:style style:name="T13" style:family="text">
      <style:text-properties officeooo:rsid="002f6689"/>
    </style:style>
    <style:style style:name="T14" style:family="text">
      <style:text-properties officeooo:rsid="002f847a"/>
    </style:style>
    <style:style style:name="T15" style:family="text">
      <style:text-properties officeooo:rsid="0030bfa6"/>
    </style:style>
    <style:style style:name="T16" style:family="text">
      <style:text-properties fo:font-weight="bold" officeooo:rsid="0030bfa6" style:font-weight-asian="bold" style:font-weight-complex="bold"/>
    </style:style>
    <style:style style:name="T17" style:family="text">
      <style:text-properties fo:font-weight="bold" officeooo:rsid="00406334" style:font-weight-asian="bold" style:font-weight-complex="bold"/>
    </style:style>
    <style:style style:name="T18" style:family="text">
      <style:text-properties fo:font-weight="bold" officeooo:rsid="00463fb8" style:font-weight-asian="bold" style:font-weight-complex="bold"/>
    </style:style>
    <style:style style:name="T19" style:family="text">
      <style:text-properties fo:font-weight="bold" officeooo:rsid="004682a5" style:font-weight-asian="bold" style:font-weight-complex="bold"/>
    </style:style>
    <style:style style:name="T20" style:family="text">
      <style:text-properties fo:font-weight="bold" officeooo:rsid="004909c7" style:font-weight-asian="bold" style:font-weight-complex="bold"/>
    </style:style>
    <style:style style:name="T21" style:family="text">
      <style:text-properties fo:font-variant="normal" fo:text-transform="none"/>
    </style:style>
    <style:style style:name="T22" style:family="text">
      <style:text-properties fo:font-variant="normal" fo:text-transform="none" style:text-position="0% 100%"/>
    </style:style>
    <style:style style:name="T23" style:family="text">
      <style:text-properties fo:font-variant="normal" fo:text-transform="none" style:text-position="0% 100%" fo:font-style="normal" style:text-underline-style="none" fo:font-weight="normal"/>
    </style:style>
    <style:style style:name="T24" style:family="text">
      <style:text-properties fo:font-variant="normal" fo:text-transform="none" style:text-position="0% 100%" fo:font-style="normal" style:text-underline-style="none" fo:font-weight="normal" officeooo:rsid="00342eb2"/>
    </style:style>
    <style:style style:name="T25" style:family="text">
      <style:text-properties fo:font-variant="normal" fo:text-transform="none" style:text-position="0% 100%" style:font-name="Times New Roman" style:text-underline-style="none" fo:font-weight="normal" officeooo:rsid="003a5ae9"/>
    </style:style>
    <style:style style:name="T26" style:family="text">
      <style:text-properties fo:font-variant="normal" fo:text-transform="none" style:text-position="0% 100%" fo:font-style="italic" style:font-style-asian="italic"/>
    </style:style>
    <style:style style:name="T27" style:family="text">
      <style:text-properties fo:font-variant="normal" fo:text-transform="none" style:text-position="0% 100%" fo:font-style="italic" style:text-underline-style="none" style:font-style-asian="italic"/>
    </style:style>
    <style:style style:name="T28" style:family="text">
      <style:text-properties fo:font-variant="normal" fo:text-transform="none" style:text-position="0% 100%" fo:font-style="italic" style:text-underline-style="none" fo:font-weight="normal" style:font-style-asian="italic"/>
    </style:style>
    <style:style style:name="T29" style:family="text">
      <style:text-properties fo:font-variant="normal" fo:text-transform="none" style:text-position="0% 100%" style:text-underline-style="none"/>
    </style:style>
    <style:style style:name="T30" style:family="text">
      <style:text-properties fo:font-variant="normal" fo:text-transform="none" style:text-position="0% 100%" style:text-underline-style="none" fo:font-weight="normal"/>
    </style:style>
    <style:style style:name="T31" style:family="text">
      <style:text-properties fo:font-variant="normal" fo:text-transform="none" style:text-position="0% 100%" style:text-underline-style="none" fo:font-weight="normal" officeooo:rsid="004909c7" style:font-weight-asian="normal" style:font-weight-complex="normal"/>
    </style:style>
    <style:style style:name="T32" style:family="text">
      <style:text-properties fo:font-variant="normal" fo:text-transform="none" style:text-position="0% 100%" style:text-underline-style="none" fo:font-weight="normal" officeooo:rsid="0049cc56" style:font-weight-asian="normal" style:font-weight-complex="normal"/>
    </style:style>
    <style:style style:name="T33" style:family="text">
      <style:text-properties fo:font-variant="normal" fo:text-transform="none" style:text-position="0% 100%" style:text-underline-style="none" fo:font-weight="normal" officeooo:rsid="004909c7"/>
    </style:style>
    <style:style style:name="T34" style:family="text">
      <style:text-properties fo:font-variant="normal" fo:text-transform="none" style:text-position="0% 100%" style:text-underline-style="none" fo:font-weight="normal" officeooo:rsid="0049cc56"/>
    </style:style>
    <style:style style:name="T35" style:family="text">
      <style:text-properties fo:font-variant="normal" fo:text-transform="none" style:text-position="0% 100%" fo:font-weight="normal" officeooo:rsid="0049cc56" style:font-weight-asian="normal" style:font-weight-complex="normal"/>
    </style:style>
    <style:style style:name="T36" style:family="text">
      <style:text-properties fo:font-variant="normal" fo:text-transform="none" fo:font-style="italic" style:font-style-asian="italic"/>
    </style:style>
    <style:style style:name="T37" style:family="text">
      <style:text-properties fo:font-variant="normal" fo:text-transform="none" fo:font-weight="normal" officeooo:rsid="0049cc56" style:font-weight-asian="normal" style:font-weight-complex="normal"/>
    </style:style>
    <style:style style:name="T38" style:family="text">
      <style:text-properties fo:font-weight="normal" officeooo:rsid="00463fb8" style:font-weight-asian="normal" style:font-weight-complex="normal"/>
    </style:style>
    <style:style style:name="T39" style:family="text">
      <style:text-properties fo:font-weight="normal" officeooo:rsid="004682a5" style:font-weight-asian="normal" style:font-weight-complex="normal"/>
    </style:style>
    <style:style style:name="T40" style:family="text">
      <style:text-properties fo:font-weight="normal" officeooo:rsid="004909c7" style:font-weight-asian="normal" style:font-weight-complex="normal"/>
    </style:style>
    <style:style style:name="T41" style:family="text">
      <style:text-properties fo:font-weight="normal" officeooo:rsid="0048308d" style:font-weight-asian="normal" style:font-weight-complex="normal"/>
    </style:style>
    <style:style style:name="T42" style:family="text">
      <style:text-properties fo:font-weight="normal" officeooo:rsid="0049cc56" style:font-weight-asian="normal" style:font-weight-complex="normal"/>
    </style:style>
    <style:style style:name="T43" style:family="text">
      <style:text-properties officeooo:rsid="0030e0b7"/>
    </style:style>
    <style:style style:name="T44" style:family="text">
      <style:text-properties officeooo:rsid="00316562"/>
    </style:style>
    <style:style style:name="T45" style:family="text">
      <style:text-properties style:font-name="Times New Roman"/>
    </style:style>
    <style:style style:name="T46" style:family="text">
      <style:text-properties style:font-name="Times New Roman" officeooo:rsid="00345d17"/>
    </style:style>
    <style:style style:name="T47" style:family="text">
      <style:text-properties style:font-name="Times New Roman" officeooo:rsid="0036f7b6"/>
    </style:style>
    <style:style style:name="T48" style:family="text">
      <style:text-properties style:font-name="Times New Roman" officeooo:rsid="00356f63"/>
    </style:style>
    <style:style style:name="T49" style:family="text">
      <style:text-properties style:font-name="Times New Roman" officeooo:rsid="00361157"/>
    </style:style>
    <style:style style:name="T50" style:family="text">
      <style:text-properties style:font-name="Times New Roman" officeooo:rsid="00387a02"/>
    </style:style>
    <style:style style:name="T51" style:family="text">
      <style:text-properties style:font-name="Times New Roman" fo:font-weight="bold" officeooo:rsid="00345d17" style:font-weight-asian="bold" style:font-weight-complex="bold"/>
    </style:style>
    <style:style style:name="T52" style:family="text">
      <style:text-properties style:font-name="Times New Roman" fo:font-weight="bold" officeooo:rsid="00356f63" style:font-weight-asian="bold" style:font-weight-complex="bold"/>
    </style:style>
    <style:style style:name="T53" style:family="text">
      <style:text-properties style:font-name="Times New Roman" fo:font-weight="bold" officeooo:rsid="0036f7b6" style:font-weight-asian="bold" style:font-weight-complex="bold"/>
    </style:style>
    <style:style style:name="T54" style:family="text">
      <style:text-properties style:font-name="Times New Roman" fo:font-weight="bold" officeooo:rsid="003a5ae9" style:font-weight-asian="bold" style:font-weight-complex="bold"/>
    </style:style>
    <style:style style:name="T55" style:family="text">
      <style:text-properties style:font-name="Times New Roman" fo:font-weight="bold" officeooo:rsid="003cc45c" style:font-weight-asian="bold" style:font-weight-complex="bold"/>
    </style:style>
    <style:style style:name="T56" style:family="text">
      <style:text-properties style:font-name="Times New Roman" officeooo:rsid="003a5ae9"/>
    </style:style>
    <style:style style:name="T57" style:family="text">
      <style:text-properties style:font-name="Times New Roman" officeooo:rsid="003bd74b"/>
    </style:style>
    <style:style style:name="T58" style:family="text">
      <style:text-properties style:font-name="Times New Roman" officeooo:rsid="003cc45c"/>
    </style:style>
    <style:style style:name="T59" style:family="text">
      <style:text-properties style:font-name="Times New Roman" officeooo:rsid="003e9bf1"/>
    </style:style>
    <style:style style:name="T60" style:family="text">
      <style:text-properties style:font-name="Times New Roman" officeooo:rsid="003f80f9"/>
    </style:style>
    <style:style style:name="T61" style:family="text">
      <style:text-properties officeooo:rsid="00342eb2"/>
    </style:style>
    <style:style style:name="T62" style:family="text">
      <style:text-properties fo:font-style="italic" style:font-style-asian="italic"/>
    </style:style>
    <style:style style:name="T63" style:family="text">
      <style:text-properties officeooo:rsid="003cc45c"/>
    </style:style>
    <style:style style:name="T64" style:family="text">
      <style:text-properties officeooo:rsid="003e9bf1"/>
    </style:style>
    <style:style style:name="T65" style:family="text">
      <style:text-properties officeooo:rsid="003f80f9"/>
    </style:style>
    <style:style style:name="T66" style:family="text">
      <style:text-properties officeooo:rsid="00406334"/>
    </style:style>
    <style:style style:name="T67" style:family="text">
      <style:text-properties officeooo:rsid="0041fef0"/>
    </style:style>
    <style:style style:name="T68" style:family="text">
      <style:text-properties officeooo:rsid="004460fd"/>
    </style:style>
    <style:style style:name="T69" style:family="text">
      <style:text-properties officeooo:rsid="00463fb8"/>
    </style:style>
    <style:style style:name="T70" style:family="text">
      <style:text-properties officeooo:rsid="004682a5"/>
    </style:style>
    <style:style style:name="T71" style:family="text">
      <style:text-properties officeooo:rsid="0048308d"/>
    </style:style>
    <style:style style:name="T72" style:family="text">
      <style:text-properties officeooo:rsid="004909c7"/>
    </style:style>
    <style:style style:name="T73" style:family="text">
      <style:text-properties officeooo:rsid="0049cc56" style:font-weight-asian="normal" style:font-weight-complex="normal"/>
    </style:style>
    <style:style style:name="T74" style:family="text">
      <style:text-properties officeooo:rsid="0049cc5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ariance partitioning</text:p>
      <text:p text:style-name="P1"/>
      <text:p text:style-name="P8"><text:span text:style-name="T1">Pyrenees, North Alps and South Alps are three different </text:span><text:span text:style-name="T2">climatic</text:span><text:span text:style-name="T1"> localization</text:span><text:span text:style-name="T2"> </text:span><text:reference-mark-start text:name="ZOTERO_ITEM CSL_CITATION {&quot;citationID&quot;:&quot;ay0l9Jnj&quot;,&quot;properties&quot;:{&quot;formattedCitation&quot;:&quot;(Blanchard 1921)&quot;,&quot;plainCitation&quot;:&quot;(Blanchard 1921)&quot;,&quot;noteIndex&quot;:0},&quot;citationItems&quot;:[{&quot;id&quot;:586,&quot;uris&quot;:[&quot;http://zotero.org/users/9477588/items/TUESMDI8&quot;],&quot;itemData&quot;:{&quot;id&quot;:586,&quot;type&quot;:&quot;article-journal&quot;,&quot;container-title&quot;:&quot;Geographical Review&quot;,&quot;DOI&quot;:&quot;10.2307/207855&quot;,&quot;ISSN&quot;:&quot;00167428&quot;,&quot;issue&quot;:&quot;1&quot;,&quot;journalAbbreviation&quot;:&quot;Geographical Review&quot;,&quot;language&quot;:&quot;en&quot;,&quot;page&quot;:&quot;31&quot;,&quot;source&quot;:&quot;DOI.org (Crossref)&quot;,&quot;title&quot;:&quot;The Natural Regions of the French Alps&quot;,&quot;volume&quot;:&quot;11&quot;,&quot;author&quot;:[{&quot;family&quot;:&quot;Blanchard&quot;,&quot;given&quot;:&quot;Raoul&quot;}],&quot;issued&quot;:{&quot;date-parts&quot;:[[&quot;1921&quot;,1]]}}}],&quot;schema&quot;:&quot;https://github.com/citation-style-language/schema/raw/master/csl-citation.json&quot;} RNDwSHRWzR1al"/><text:span text:style-name="T2">(Blanchard 1921). </text:span><text:reference-mark-end text:name="ZOTERO_ITEM CSL_CITATION {&quot;citationID&quot;:&quot;ay0l9Jnj&quot;,&quot;properties&quot;:{&quot;formattedCitation&quot;:&quot;(Blanchard 1921)&quot;,&quot;plainCitation&quot;:&quot;(Blanchard 1921)&quot;,&quot;noteIndex&quot;:0},&quot;citationItems&quot;:[{&quot;id&quot;:586,&quot;uris&quot;:[&quot;http://zotero.org/users/9477588/items/TUESMDI8&quot;],&quot;itemData&quot;:{&quot;id&quot;:586,&quot;type&quot;:&quot;article-journal&quot;,&quot;container-title&quot;:&quot;Geographical Review&quot;,&quot;DOI&quot;:&quot;10.2307/207855&quot;,&quot;ISSN&quot;:&quot;00167428&quot;,&quot;issue&quot;:&quot;1&quot;,&quot;journalAbbreviation&quot;:&quot;Geographical Review&quot;,&quot;language&quot;:&quot;en&quot;,&quot;page&quot;:&quot;31&quot;,&quot;source&quot;:&quot;DOI.org (Crossref)&quot;,&quot;title&quot;:&quot;The Natural Regions of the French Alps&quot;,&quot;volume&quot;:&quot;11&quot;,&quot;author&quot;:[{&quot;family&quot;:&quot;Blanchard&quot;,&quot;given&quot;:&quot;Raoul&quot;}],&quot;issued&quot;:{&quot;date-parts&quot;:[[&quot;1921&quot;,1]]}}}],&quot;schema&quot;:&quot;https://github.com/citation-style-language/schema/raw/master/csl-citation.json&quot;} RNDwSHRWzR1al"/></text:p>
      <text:p text:style-name="P2">The following explained differences between Northern and Southern Alps come from <text:span text:style-name="T2">(Blanchard 1921)’</text:span>s work.</text:p>
      <text:p text:style-name="P3">North Alps are under <text:span text:style-name="T4">continental </text:span><text:span text:style-name="T3">influences while South Alps are under Mediterranean influences. </text:span><text:span text:style-name="T4">In Northern Alps, the altitude effect is important, but in Southern Alps, the Mediterranean context has a great impact on mountains, in terms of lower precipitations and higher temperatures. There is also less snow in this region, the dry season is more pronounced. </text:span><text:span text:style-name="T6">Northern Alps have an association of rough and smooth rocks, while Southern Alps mostly possess rough </text:span><text:span text:style-name="T7">bare </text:span><text:span text:style-name="T6">rocks. </text:span><text:span text:style-name="T8">Limestone and clay mostly compose Northern Alps. Southern Alps is principally composed by clay.</text:span></text:p>
      <text:p text:style-name="P5">North Alps are also older and more homogeneous, in structure, than South Alps.</text:p>
      <text:p text:style-name="P5">As elevation is correlated with the age of the mountain, gradients in the North are lower than gradients in the South. <text:span text:style-name="T7">In this sense, because of climate, vegetation is more abundant and diverse in Northern Alps than in South. Indeed, the drought selected tolerant and adaptive vegetation species. </text:span></text:p>
      <text:p text:style-name="P8"><text:span text:style-name="T4">On the other side, Pyrenees mountains are far from Alps chains, at a regional scale, and have a lower elevation. Theses mountains are under </text:span><text:span text:style-name="T5">both Atlantic and</text:span><text:span text:style-name="T4"> </text:span><text:span text:style-name="T5">Mediterranean</text:span><text:span text:style-name="T4"> influences, with a drier and warmer climate in the East than in the West. </text:span><text:span text:style-name="T5">(S0277379113001728.htm). </text:span><text:span text:style-name="T9">The climate is far different from Northern Alps but closer (because of Mediterranean influences) to southern Alps </text:span><text:reference-mark-start text:name="ZOTERO_ITEM CSL_CITATION {&quot;citationID&quot;:&quot;C2gCPI4q&quot;,&quot;properties&quot;:{&quot;formattedCitation&quot;:&quot;(Plesnik 1971)&quot;,&quot;plainCitation&quot;:&quot;(Plesnik 1971)&quot;,&quot;noteIndex&quot;:0},&quot;citationItems&quot;:[{&quot;id&quot;:589,&quot;uris&quot;:[&quot;http://zotero.org/users/9477588/items/4XW8ECZD&quot;],&quot;itemData&quot;:{&quot;id&quot;:589,&quot;type&quot;:&quot;article-journal&quot;,&quot;abstract&quot;:&quot;L'étagement de la végétation en montagne est un phénomène universel et prépondérant. Exclusif dans les petites montagnes, il est profondément influencé par la position géographique (latitude, exposition) et la structure orographique des grands massifs montagneux. L'A. conduit sa démonstration en comparant les mosaïques végétales des Pyrénées à celles des Alpes¡ des Carpates et du Caucase. La différenciation au niveau de la limite supérieure de la forêt a plus particulièrement retenu son attention.&quot;,&quot;container-title&quot;:&quot;Revue géographique des Pyrénées et du Sud-Ouest&quot;,&quot;DOI&quot;:&quot;10.3406/rgpso.1971.4871&quot;,&quot;ISSN&quot;:&quot;0035-3221&quot;,&quot;issue&quot;:&quot;1&quot;,&quot;journalAbbreviation&quot;:&quot;rgpso&quot;,&quot;language&quot;:&quot;fr&quot;,&quot;page&quot;:&quot;31-48&quot;,&quot;source&quot;:&quot;DOI.org (Crossref)&quot;,&quot;title&quot;:&quot;Différenciation verticale et horizontale des formations forestières des Pyrénées. Comparaison avec les Alpes, les Carpates et le Caucase&quot;,&quot;volume&quot;:&quot;42&quot;,&quot;author&quot;:[{&quot;family&quot;:&quot;Plesnik&quot;,&quot;given&quot;:&quot;Pavol&quot;}],&quot;issued&quot;:{&quot;date-parts&quot;:[[&quot;1971&quot;]]}}}],&quot;schema&quot;:&quot;https://github.com/citation-style-language/schema/raw/master/csl-citation.json&quot;} RNDvY9UEJwiQi"/><text:span text:style-name="T9">(Plesnik 1971)</text:span><text:reference-mark-end text:name="ZOTERO_ITEM CSL_CITATION {&quot;citationID&quot;:&quot;C2gCPI4q&quot;,&quot;properties&quot;:{&quot;formattedCitation&quot;:&quot;(Plesnik 1971)&quot;,&quot;plainCitation&quot;:&quot;(Plesnik 1971)&quot;,&quot;noteIndex&quot;:0},&quot;citationItems&quot;:[{&quot;id&quot;:589,&quot;uris&quot;:[&quot;http://zotero.org/users/9477588/items/4XW8ECZD&quot;],&quot;itemData&quot;:{&quot;id&quot;:589,&quot;type&quot;:&quot;article-journal&quot;,&quot;abstract&quot;:&quot;L'étagement de la végétation en montagne est un phénomène universel et prépondérant. Exclusif dans les petites montagnes, il est profondément influencé par la position géographique (latitude, exposition) et la structure orographique des grands massifs montagneux. L'A. conduit sa démonstration en comparant les mosaïques végétales des Pyrénées à celles des Alpes¡ des Carpates et du Caucase. La différenciation au niveau de la limite supérieure de la forêt a plus particulièrement retenu son attention.&quot;,&quot;container-title&quot;:&quot;Revue géographique des Pyrénées et du Sud-Ouest&quot;,&quot;DOI&quot;:&quot;10.3406/rgpso.1971.4871&quot;,&quot;ISSN&quot;:&quot;0035-3221&quot;,&quot;issue&quot;:&quot;1&quot;,&quot;journalAbbreviation&quot;:&quot;rgpso&quot;,&quot;language&quot;:&quot;fr&quot;,&quot;page&quot;:&quot;31-48&quot;,&quot;source&quot;:&quot;DOI.org (Crossref)&quot;,&quot;title&quot;:&quot;Différenciation verticale et horizontale des formations forestières des Pyrénées. Comparaison avec les Alpes, les Carpates et le Caucase&quot;,&quot;volume&quot;:&quot;42&quot;,&quot;author&quot;:[{&quot;family&quot;:&quot;Plesnik&quot;,&quot;given&quot;:&quot;Pavol&quot;}],&quot;issued&quot;:{&quot;date-parts&quot;:[[&quot;1971&quot;]]}}}],&quot;schema&quot;:&quot;https://github.com/citation-style-language/schema/raw/master/csl-citation.json&quot;} RNDvY9UEJwiQi"/><text:span text:style-name="T9">. It can be explained by the fact that latitude modifies more widely than longitude does </text:span><text:reference-mark-start text:name="ZOTERO_ITEM CSL_CITATION {&quot;citationID&quot;:&quot;gEYKu9To&quot;,&quot;properties&quot;:{&quot;formattedCitation&quot;:&quot;(Plesnik 1971; Beaugrand 2023)&quot;,&quot;plainCitation&quot;:&quot;(Plesnik 1971; Beaugrand 2023)&quot;,&quot;noteIndex&quot;:0},&quot;citationItems&quot;:[{&quot;id&quot;:589,&quot;uris&quot;:[&quot;http://zotero.org/users/9477588/items/4XW8ECZD&quot;],&quot;itemData&quot;:{&quot;id&quot;:589,&quot;type&quot;:&quot;article-journal&quot;,&quot;abstract&quot;:&quot;L'étagement de la végétation en montagne est un phénomène universel et prépondérant. Exclusif dans les petites montagnes, il est profondément influencé par la position géographique (latitude, exposition) et la structure orographique des grands massifs montagneux. L'A. conduit sa démonstration en comparant les mosaïques végétales des Pyrénées à celles des Alpes¡ des Carpates et du Caucase. La différenciation au niveau de la limite supérieure de la forêt a plus particulièrement retenu son attention.&quot;,&quot;container-title&quot;:&quot;Revue géographique des Pyrénées et du Sud-Ouest&quot;,&quot;DOI&quot;:&quot;10.3406/rgpso.1971.4871&quot;,&quot;ISSN&quot;:&quot;0035-3221&quot;,&quot;issue&quot;:&quot;1&quot;,&quot;journalAbbreviation&quot;:&quot;rgpso&quot;,&quot;language&quot;:&quot;fr&quot;,&quot;page&quot;:&quot;31-48&quot;,&quot;source&quot;:&quot;DOI.org (Crossref)&quot;,&quot;title&quot;:&quot;Différenciation verticale et horizontale des formations forestières des Pyrénées. Comparaison avec les Alpes, les Carpates et le Caucase&quot;,&quot;volume&quot;:&quot;42&quot;,&quot;author&quot;:[{&quot;family&quot;:&quot;Plesnik&quot;,&quot;given&quot;:&quot;Pavol&quot;}],&quot;issued&quot;:{&quot;date-parts&quot;:[[&quot;1971&quot;]]}}},{&quot;id&quot;:591,&quot;uris&quot;:[&quot;http://zotero.org/users/9477588/items/PSMLKCNX&quot;],&quot;itemData&quot;:{&quot;id&quot;:591,&quot;type&quot;:&quot;article-journal&quot;,&quot;abstract&quot;:&quot;This review presents a recent theory named ‘macroecological theory on the arrangement of life’ (METAL). This theory is based on the concept of the ecological niche and shows that the nicheenvironment (including climate) interaction is fundamental to explain many phenomena observed in nature from the individual to the community level (e.g., phenology, biogeographical shifts, and community arrangement and reorganisation, gradual or abrupt). The application of the theory in climate change biology as well as individual and species ecology has been presented elsewhere. In this review, I show how METAL explains why there are more species at low than high latitudes, why the peak of biodiversity is located at mid-latitudes in the oceanic domain and at the equator in the terrestrial domain, and ﬁnally why there are more terrestrial than marine species, despite the fact that biodiversity has emerged in the oceans. I postulate that the arrangement of planetary biodiversity is mathematically constrained, a constraint we previously called ‘the great chessboard of life’, which determines the maximum number of species that may colonise a given region or domain. This theory also makes it possible to reconstruct past biodiversity and understand how biodiversity could be reorganised in the context of anthropogenic climate change.&quot;,&quot;container-title&quot;:&quot;Biology&quot;,&quot;DOI&quot;:&quot;10.3390/biology12030339&quot;,&quot;ISSN&quot;:&quot;2079-7737&quot;,&quot;issue&quot;:&quot;3&quot;,&quot;journalAbbreviation&quot;:&quot;Biology&quot;,&quot;language&quot;:&quot;en&quot;,&quot;page&quot;:&quot;339&quot;,&quot;source&quot;:&quot;DOI.org (Crossref)&quot;,&quot;title&quot;:&quot;Towards an Understanding of Large-Scale Biodiversity Patterns on Land and in the Sea&quot;,&quot;volume&quot;:&quot;12&quot;,&quot;author&quot;:[{&quot;family&quot;:&quot;Beaugrand&quot;,&quot;given&quot;:&quot;Grégory&quot;}],&quot;issued&quot;:{&quot;date-parts&quot;:[[&quot;2023&quot;,2,21]]}}}],&quot;schema&quot;:&quot;https://github.com/citation-style-language/schema/raw/master/csl-citation.json&quot;} RNDaZIEiiFoG8"/><text:span text:style-name="T9">(Plesnik 1971; Beaugrand 2023). </text:span><text:reference-mark-end text:name="ZOTERO_ITEM CSL_CITATION {&quot;citationID&quot;:&quot;gEYKu9To&quot;,&quot;properties&quot;:{&quot;formattedCitation&quot;:&quot;(Plesnik 1971; Beaugrand 2023)&quot;,&quot;plainCitation&quot;:&quot;(Plesnik 1971; Beaugrand 2023)&quot;,&quot;noteIndex&quot;:0},&quot;citationItems&quot;:[{&quot;id&quot;:589,&quot;uris&quot;:[&quot;http://zotero.org/users/9477588/items/4XW8ECZD&quot;],&quot;itemData&quot;:{&quot;id&quot;:589,&quot;type&quot;:&quot;article-journal&quot;,&quot;abstract&quot;:&quot;L'étagement de la végétation en montagne est un phénomène universel et prépondérant. Exclusif dans les petites montagnes, il est profondément influencé par la position géographique (latitude, exposition) et la structure orographique des grands massifs montagneux. L'A. conduit sa démonstration en comparant les mosaïques végétales des Pyrénées à celles des Alpes¡ des Carpates et du Caucase. La différenciation au niveau de la limite supérieure de la forêt a plus particulièrement retenu son attention.&quot;,&quot;container-title&quot;:&quot;Revue géographique des Pyrénées et du Sud-Ouest&quot;,&quot;DOI&quot;:&quot;10.3406/rgpso.1971.4871&quot;,&quot;ISSN&quot;:&quot;0035-3221&quot;,&quot;issue&quot;:&quot;1&quot;,&quot;journalAbbreviation&quot;:&quot;rgpso&quot;,&quot;language&quot;:&quot;fr&quot;,&quot;page&quot;:&quot;31-48&quot;,&quot;source&quot;:&quot;DOI.org (Crossref)&quot;,&quot;title&quot;:&quot;Différenciation verticale et horizontale des formations forestières des Pyrénées. Comparaison avec les Alpes, les Carpates et le Caucase&quot;,&quot;volume&quot;:&quot;42&quot;,&quot;author&quot;:[{&quot;family&quot;:&quot;Plesnik&quot;,&quot;given&quot;:&quot;Pavol&quot;}],&quot;issued&quot;:{&quot;date-parts&quot;:[[&quot;1971&quot;]]}}},{&quot;id&quot;:591,&quot;uris&quot;:[&quot;http://zotero.org/users/9477588/items/PSMLKCNX&quot;],&quot;itemData&quot;:{&quot;id&quot;:591,&quot;type&quot;:&quot;article-journal&quot;,&quot;abstract&quot;:&quot;This review presents a recent theory named ‘macroecological theory on the arrangement of life’ (METAL). This theory is based on the concept of the ecological niche and shows that the nicheenvironment (including climate) interaction is fundamental to explain many phenomena observed in nature from the individual to the community level (e.g., phenology, biogeographical shifts, and community arrangement and reorganisation, gradual or abrupt). The application of the theory in climate change biology as well as individual and species ecology has been presented elsewhere. In this review, I show how METAL explains why there are more species at low than high latitudes, why the peak of biodiversity is located at mid-latitudes in the oceanic domain and at the equator in the terrestrial domain, and ﬁnally why there are more terrestrial than marine species, despite the fact that biodiversity has emerged in the oceans. I postulate that the arrangement of planetary biodiversity is mathematically constrained, a constraint we previously called ‘the great chessboard of life’, which determines the maximum number of species that may colonise a given region or domain. This theory also makes it possible to reconstruct past biodiversity and understand how biodiversity could be reorganised in the context of anthropogenic climate change.&quot;,&quot;container-title&quot;:&quot;Biology&quot;,&quot;DOI&quot;:&quot;10.3390/biology12030339&quot;,&quot;ISSN&quot;:&quot;2079-7737&quot;,&quot;issue&quot;:&quot;3&quot;,&quot;journalAbbreviation&quot;:&quot;Biology&quot;,&quot;language&quot;:&quot;en&quot;,&quot;page&quot;:&quot;339&quot;,&quot;source&quot;:&quot;DOI.org (Crossref)&quot;,&quot;title&quot;:&quot;Towards an Understanding of Large-Scale Biodiversity Patterns on Land and in the Sea&quot;,&quot;volume&quot;:&quot;12&quot;,&quot;author&quot;:[{&quot;family&quot;:&quot;Beaugrand&quot;,&quot;given&quot;:&quot;Grégory&quot;}],&quot;issued&quot;:{&quot;date-parts&quot;:[[&quot;2023&quot;,2,21]]}}}],&quot;schema&quot;:&quot;https://github.com/citation-style-language/schema/raw/master/csl-citation.json&quot;} RNDaZIEiiFoG8"/></text:p>
      <text:p text:style-name="P8"><text:span text:style-name="T5">Theses differences can explain why mountains scale is the first level influencing beta diversity. This three localities offer really different habitats, thanks to their climate, their soil </text:span><text:span text:style-name="T9">and vegetation c</text:span><text:span text:style-name="T5">omposition and their history. </text:span><text:span text:style-name="T15">As [</text:span><text:span text:style-name="T16">CALDERON</text:span><text:span text:style-name="T15">], and </text:span><text:reference-mark-start text:name="ZOTERO_ITEM CSL_CITATION {&quot;citationID&quot;:&quot;EeUkRZvf&quot;,&quot;properties&quot;:{&quot;formattedCitation&quot;:&quot;(Deca\\uc0\\u235{}ns 2010)&quot;,&quot;plainCitation&quot;:&quot;(Decaëns 2010)&quot;,&quot;noteIndex&quot;:0},&quot;citationItems&quot;:[{&quot;id&quot;:169,&quot;uris&quot;:[&quot;http://zotero.org/users/9477588/items/4MUDPH2T&quot;],&quot;itemData&quot;:{&quot;id&quot;:169,&quot;type&quot;:&quot;article-journal&quot;,&quot;abstract&quot;:&quot;Aim To review published evidence regarding the factors that inﬂuence the geographic variation in diversity of soil organisms at different spatial scales.&quot;,&quot;container-title&quot;:&quot;Global Ecology and Biogeography&quot;,&quot;DOI&quot;:&quot;10.1111/j.1466-8238.2009.00517.x&quot;,&quot;ISSN&quot;:&quot;1466822X&quot;,&quot;issue&quot;:&quot;3&quot;,&quot;language&quot;:&quot;en&quot;,&quot;page&quot;:&quot;287-302&quot;,&quot;source&quot;:&quot;DOI.org (Crossref)&quot;,&quot;title&quot;:&quot;Macroecological patterns in soil communities: Soil community macroecology&quot;,&quot;title-short&quot;:&quot;Macroecological patterns in soil communities&quot;,&quot;volume&quot;:&quot;19&quot;,&quot;author&quot;:[{&quot;family&quot;:&quot;Decaëns&quot;,&quot;given&quot;:&quot;Thibaud&quot;}],&quot;issued&quot;:{&quot;date-parts&quot;:[[&quot;2010&quot;,5]]}}}],&quot;schema&quot;:&quot;https://github.com/citation-style-language/schema/raw/master/csl-citation.json&quot;} RNDiPHBFOhdaG"/><text:span text:style-name="T23">(Decaëns 2010)</text:span><text:reference-mark-end text:name="ZOTERO_ITEM CSL_CITATION {&quot;citationID&quot;:&quot;EeUkRZvf&quot;,&quot;properties&quot;:{&quot;formattedCitation&quot;:&quot;(Deca\\uc0\\u235{}ns 2010)&quot;,&quot;plainCitation&quot;:&quot;(Decaëns 2010)&quot;,&quot;noteIndex&quot;:0},&quot;citationItems&quot;:[{&quot;id&quot;:169,&quot;uris&quot;:[&quot;http://zotero.org/users/9477588/items/4MUDPH2T&quot;],&quot;itemData&quot;:{&quot;id&quot;:169,&quot;type&quot;:&quot;article-journal&quot;,&quot;abstract&quot;:&quot;Aim To review published evidence regarding the factors that inﬂuence the geographic variation in diversity of soil organisms at different spatial scales.&quot;,&quot;container-title&quot;:&quot;Global Ecology and Biogeography&quot;,&quot;DOI&quot;:&quot;10.1111/j.1466-8238.2009.00517.x&quot;,&quot;ISSN&quot;:&quot;1466822X&quot;,&quot;issue&quot;:&quot;3&quot;,&quot;language&quot;:&quot;en&quot;,&quot;page&quot;:&quot;287-302&quot;,&quot;source&quot;:&quot;DOI.org (Crossref)&quot;,&quot;title&quot;:&quot;Macroecological patterns in soil communities: Soil community macroecology&quot;,&quot;title-short&quot;:&quot;Macroecological patterns in soil communities&quot;,&quot;volume&quot;:&quot;19&quot;,&quot;author&quot;:[{&quot;family&quot;:&quot;Decaëns&quot;,&quot;given&quot;:&quot;Thibaud&quot;}],&quot;issued&quot;:{&quot;date-parts&quot;:[[&quot;2010&quot;,5]]}}}],&quot;schema&quot;:&quot;https://github.com/citation-style-language/schema/raw/master/csl-citation.json&quot;} RNDiPHBFOhdaG"/>, <text:span text:style-name="T15">previously state, a high habitat heterogeneity hosts more biodiversity, in which case differences in habitat involves differentiation in community pattern, by the niche partitioning effect.</text:span></text:p>
      <text:p text:style-name="P4"/>
      <text:p text:style-name="P6">The second scale of study that encompassed biodiversity was gradient. It means that the difference between sites influences more the diversity than differences between plots, or between sample.</text:p>
      <text:p text:style-name="P8"><text:span text:style-name="T15">Indeed, t</text:span><text:span text:style-name="T9">he regional </text:span><text:span text:style-name="T14">or landscapes</text:span><text:span text:style-name="T9"> scale more likely </text:span><text:span text:style-name="T10">modifies </text:span><text:span text:style-name="T11">diversity, </text:span><text:span text:style-name="T12">than local, </text:span><text:span text:style-name="T13">according with </text:span><text:reference-mark-start text:name="ZOTERO_ITEM CSL_CITATION {&quot;citationID&quot;:&quot;QPccTM3r&quot;,&quot;properties&quot;:{&quot;formattedCitation&quot;:&quot;(Steiner &amp; Leibold 2004)&quot;,&quot;plainCitation&quot;:&quot;(Steiner &amp; Leibold 2004)&quot;,&quot;noteIndex&quot;:0},&quot;citationItems&quot;:[{&quot;id&quot;:593,&quot;uris&quot;:[&quot;http://zotero.org/users/9477588/items/T5MBLG5V&quot;],&quot;itemData&quot;:{&quot;id&quot;:593,&quot;type&quot;:&quot;article-journal&quot;,&quot;abstract&quot;:&quot;Empirical studies show that the relationship between species diversity and productivity can be strongly scale dependent. At the local scale of population dynamics the relationship is commonly unimodal or humped, but it is frequently monotonically increasing at larger spatial scales. Such contrasting patterns can occur if beta diversity (compositional dissimilarity among sites) also increases with productivity, but mechanistic reasons for this remain unresolved. Here we use theoretical models to explore the influence of ecological assembly on the diversity of multitrophic communities along gradients of productivity. We show that assembly dynamics can generate scale-dependent patterns consistent with those observed in nature; while unimodal productivity-diversity patterns are produced at the scale of local communities, positive monotonic patterns emerge when diversity is measured at larger spatial scales (among communities). This occurs due to increases in beta diversity with productivity. Our results suggest that increases in beta diversity, and resultant scale dependency, can depend on three vital and interactive elements: the presence of more than one consumer trophic level, a greater propensity for cyclic compositional change at high productivities, and the stochastic nature of species dispersal and invasion history. Key words: assembly; beta diversity; heteroclinic cycles; invasibility; metacommunity; permanence; productivity-diversity relationships, scale-dependent; scale; species diversity; species turnover.&quot;,&quot;container-title&quot;:&quot;Ecology&quot;,&quot;DOI&quot;:&quot;10.1890/03-3010&quot;,&quot;ISSN&quot;:&quot;0012-9658&quot;,&quot;issue&quot;:&quot;1&quot;,&quot;journalAbbreviation&quot;:&quot;Ecology&quot;,&quot;language&quot;:&quot;en&quot;,&quot;page&quot;:&quot;107-113&quot;,&quot;source&quot;:&quot;DOI.org (Crossref)&quot;,&quot;title&quot;:&quot;CYCLIC ASSEMBLY TRAJECTORIES AND SCALE-DEPENDENT PRODUCTIVITY–DIVERSITY RELATIONSHIPS&quot;,&quot;volume&quot;:&quot;85&quot;,&quot;author&quot;:[{&quot;family&quot;:&quot;Steiner&quot;,&quot;given&quot;:&quot;Christopher F.&quot;},{&quot;family&quot;:&quot;Leibold&quot;,&quot;given&quot;:&quot;Mathew A.&quot;}],&quot;issued&quot;:{&quot;date-parts&quot;:[[&quot;2004&quot;,1]]}}}],&quot;schema&quot;:&quot;https://github.com/citation-style-language/schema/raw/master/csl-citation.json&quot;} RNDJsx7OmKOAy"/><text:span text:style-name="T13">(Steiner &amp; Leibold 2004)</text:span><text:reference-mark-end text:name="ZOTERO_ITEM CSL_CITATION {&quot;citationID&quot;:&quot;QPccTM3r&quot;,&quot;properties&quot;:{&quot;formattedCitation&quot;:&quot;(Steiner &amp; Leibold 2004)&quot;,&quot;plainCitation&quot;:&quot;(Steiner &amp; Leibold 2004)&quot;,&quot;noteIndex&quot;:0},&quot;citationItems&quot;:[{&quot;id&quot;:593,&quot;uris&quot;:[&quot;http://zotero.org/users/9477588/items/T5MBLG5V&quot;],&quot;itemData&quot;:{&quot;id&quot;:593,&quot;type&quot;:&quot;article-journal&quot;,&quot;abstract&quot;:&quot;Empirical studies show that the relationship between species diversity and productivity can be strongly scale dependent. At the local scale of population dynamics the relationship is commonly unimodal or humped, but it is frequently monotonically increasing at larger spatial scales. Such contrasting patterns can occur if beta diversity (compositional dissimilarity among sites) also increases with productivity, but mechanistic reasons for this remain unresolved. Here we use theoretical models to explore the influence of ecological assembly on the diversity of multitrophic communities along gradients of productivity. We show that assembly dynamics can generate scale-dependent patterns consistent with those observed in nature; while unimodal productivity-diversity patterns are produced at the scale of local communities, positive monotonic patterns emerge when diversity is measured at larger spatial scales (among communities). This occurs due to increases in beta diversity with productivity. Our results suggest that increases in beta diversity, and resultant scale dependency, can depend on three vital and interactive elements: the presence of more than one consumer trophic level, a greater propensity for cyclic compositional change at high productivities, and the stochastic nature of species dispersal and invasion history. Key words: assembly; beta diversity; heteroclinic cycles; invasibility; metacommunity; permanence; productivity-diversity relationships, scale-dependent; scale; species diversity; species turnover.&quot;,&quot;container-title&quot;:&quot;Ecology&quot;,&quot;DOI&quot;:&quot;10.1890/03-3010&quot;,&quot;ISSN&quot;:&quot;0012-9658&quot;,&quot;issue&quot;:&quot;1&quot;,&quot;journalAbbreviation&quot;:&quot;Ecology&quot;,&quot;language&quot;:&quot;en&quot;,&quot;page&quot;:&quot;107-113&quot;,&quot;source&quot;:&quot;DOI.org (Crossref)&quot;,&quot;title&quot;:&quot;CYCLIC ASSEMBLY TRAJECTORIES AND SCALE-DEPENDENT PRODUCTIVITY–DIVERSITY RELATIONSHIPS&quot;,&quot;volume&quot;:&quot;85&quot;,&quot;author&quot;:[{&quot;family&quot;:&quot;Steiner&quot;,&quot;given&quot;:&quot;Christopher F.&quot;},{&quot;family&quot;:&quot;Leibold&quot;,&quot;given&quot;:&quot;Mathew A.&quot;}],&quot;issued&quot;:{&quot;date-parts&quot;:[[&quot;2004&quot;,1]]}}}],&quot;schema&quot;:&quot;https://github.com/citation-style-language/schema/raw/master/csl-citation.json&quot;} RNDJsx7OmKOAy"/>, <text:reference-mark-start text:name="ZOTERO_ITEM CSL_CITATION {&quot;citationID&quot;:&quot;hpCc90i0&quot;,&quot;properties&quot;:{&quot;formattedCitation&quot;:&quot;(Beaugrand 2023)&quot;,&quot;plainCitation&quot;:&quot;(Beaugrand 2023)&quot;,&quot;noteIndex&quot;:0},&quot;citationItems&quot;:[{&quot;id&quot;:591,&quot;uris&quot;:[&quot;http://zotero.org/users/9477588/items/PSMLKCNX&quot;],&quot;itemData&quot;:{&quot;id&quot;:591,&quot;type&quot;:&quot;article-journal&quot;,&quot;abstract&quot;:&quot;This review presents a recent theory named ‘macroecological theory on the arrangement of life’ (METAL). This theory is based on the concept of the ecological niche and shows that the nicheenvironment (including climate) interaction is fundamental to explain many phenomena observed in nature from the individual to the community level (e.g., phenology, biogeographical shifts, and community arrangement and reorganisation, gradual or abrupt). The application of the theory in climate change biology as well as individual and species ecology has been presented elsewhere. In this review, I show how METAL explains why there are more species at low than high latitudes, why the peak of biodiversity is located at mid-latitudes in the oceanic domain and at the equator in the terrestrial domain, and ﬁnally why there are more terrestrial than marine species, despite the fact that biodiversity has emerged in the oceans. I postulate that the arrangement of planetary biodiversity is mathematically constrained, a constraint we previously called ‘the great chessboard of life’, which determines the maximum number of species that may colonise a given region or domain. This theory also makes it possible to reconstruct past biodiversity and understand how biodiversity could be reorganised in the context of anthropogenic climate change.&quot;,&quot;container-title&quot;:&quot;Biology&quot;,&quot;DOI&quot;:&quot;10.3390/biology12030339&quot;,&quot;ISSN&quot;:&quot;2079-7737&quot;,&quot;issue&quot;:&quot;3&quot;,&quot;journalAbbreviation&quot;:&quot;Biology&quot;,&quot;language&quot;:&quot;en&quot;,&quot;page&quot;:&quot;339&quot;,&quot;source&quot;:&quot;DOI.org (Crossref)&quot;,&quot;title&quot;:&quot;Towards an Understanding of Large-Scale Biodiversity Patterns on Land and in the Sea&quot;,&quot;volume&quot;:&quot;12&quot;,&quot;author&quot;:[{&quot;family&quot;:&quot;Beaugrand&quot;,&quot;given&quot;:&quot;Grégory&quot;}],&quot;issued&quot;:{&quot;date-parts&quot;:[[&quot;2023&quot;,2,21]]}}}],&quot;schema&quot;:&quot;https://github.com/citation-style-language/schema/raw/master/csl-citation.json&quot;} RNDiz4SuGAkCL"/>(Beaugrand 2023)<text:reference-mark-end text:name="ZOTERO_ITEM CSL_CITATION {&quot;citationID&quot;:&quot;hpCc90i0&quot;,&quot;properties&quot;:{&quot;formattedCitation&quot;:&quot;(Beaugrand 2023)&quot;,&quot;plainCitation&quot;:&quot;(Beaugrand 2023)&quot;,&quot;noteIndex&quot;:0},&quot;citationItems&quot;:[{&quot;id&quot;:591,&quot;uris&quot;:[&quot;http://zotero.org/users/9477588/items/PSMLKCNX&quot;],&quot;itemData&quot;:{&quot;id&quot;:591,&quot;type&quot;:&quot;article-journal&quot;,&quot;abstract&quot;:&quot;This review presents a recent theory named ‘macroecological theory on the arrangement of life’ (METAL). This theory is based on the concept of the ecological niche and shows that the nicheenvironment (including climate) interaction is fundamental to explain many phenomena observed in nature from the individual to the community level (e.g., phenology, biogeographical shifts, and community arrangement and reorganisation, gradual or abrupt). The application of the theory in climate change biology as well as individual and species ecology has been presented elsewhere. In this review, I show how METAL explains why there are more species at low than high latitudes, why the peak of biodiversity is located at mid-latitudes in the oceanic domain and at the equator in the terrestrial domain, and ﬁnally why there are more terrestrial than marine species, despite the fact that biodiversity has emerged in the oceans. I postulate that the arrangement of planetary biodiversity is mathematically constrained, a constraint we previously called ‘the great chessboard of life’, which determines the maximum number of species that may colonise a given region or domain. This theory also makes it possible to reconstruct past biodiversity and understand how biodiversity could be reorganised in the context of anthropogenic climate change.&quot;,&quot;container-title&quot;:&quot;Biology&quot;,&quot;DOI&quot;:&quot;10.3390/biology12030339&quot;,&quot;ISSN&quot;:&quot;2079-7737&quot;,&quot;issue&quot;:&quot;3&quot;,&quot;journalAbbreviation&quot;:&quot;Biology&quot;,&quot;language&quot;:&quot;en&quot;,&quot;page&quot;:&quot;339&quot;,&quot;source&quot;:&quot;DOI.org (Crossref)&quot;,&quot;title&quot;:&quot;Towards an Understanding of Large-Scale Biodiversity Patterns on Land and in the Sea&quot;,&quot;volume&quot;:&quot;12&quot;,&quot;author&quot;:[{&quot;family&quot;:&quot;Beaugrand&quot;,&quot;given&quot;:&quot;Grégory&quot;}],&quot;issued&quot;:{&quot;date-parts&quot;:[[&quot;2023&quot;,2,21]]}}}],&quot;schema&quot;:&quot;https://github.com/citation-style-language/schema/raw/master/csl-citation.json&quot;} RNDiz4SuGAkCL"/>. <text:span text:style-name="T61">Moreover, </text:span><text:reference-mark-start text:name="ZOTERO_ITEM CSL_CITATION {&quot;citationID&quot;:&quot;WFZdm1m6&quot;,&quot;properties&quot;:{&quot;formattedCitation&quot;:&quot;(Deca\\uc0\\u235{}ns 2010)&quot;,&quot;plainCitation&quot;:&quot;(Decaëns 2010)&quot;,&quot;noteIndex&quot;:0},&quot;citationItems&quot;:[{&quot;id&quot;:169,&quot;uris&quot;:[&quot;http://zotero.org/users/9477588/items/4MUDPH2T&quot;],&quot;itemData&quot;:{&quot;id&quot;:169,&quot;type&quot;:&quot;article-journal&quot;,&quot;abstract&quot;:&quot;Aim To review published evidence regarding the factors that inﬂuence the geographic variation in diversity of soil organisms at different spatial scales.&quot;,&quot;container-title&quot;:&quot;Global Ecology and Biogeography&quot;,&quot;DOI&quot;:&quot;10.1111/j.1466-8238.2009.00517.x&quot;,&quot;ISSN&quot;:&quot;1466822X&quot;,&quot;issue&quot;:&quot;3&quot;,&quot;language&quot;:&quot;en&quot;,&quot;page&quot;:&quot;287-302&quot;,&quot;source&quot;:&quot;DOI.org (Crossref)&quot;,&quot;title&quot;:&quot;Macroecological patterns in soil communities: Soil community macroecology&quot;,&quot;title-short&quot;:&quot;Macroecological patterns in soil communities&quot;,&quot;volume&quot;:&quot;19&quot;,&quot;author&quot;:[{&quot;family&quot;:&quot;Decaëns&quot;,&quot;given&quot;:&quot;Thibaud&quot;}],&quot;issued&quot;:{&quot;date-parts&quot;:[[&quot;2010&quot;,5]]}}}],&quot;schema&quot;:&quot;https://github.com/citation-style-language/schema/raw/master/csl-citation.json&quot;} RNDPiIuywbaFS"/><text:span text:style-name="T24">(Deca</text:span><text:span text:style-name="T23">ëns 2010)</text:span><text:reference-mark-end text:name="ZOTERO_ITEM CSL_CITATION {&quot;citationID&quot;:&quot;WFZdm1m6&quot;,&quot;properties&quot;:{&quot;formattedCitation&quot;:&quot;(Deca\\uc0\\u235{}ns 2010)&quot;,&quot;plainCitation&quot;:&quot;(Decaëns 2010)&quot;,&quot;noteIndex&quot;:0},&quot;citationItems&quot;:[{&quot;id&quot;:169,&quot;uris&quot;:[&quot;http://zotero.org/users/9477588/items/4MUDPH2T&quot;],&quot;itemData&quot;:{&quot;id&quot;:169,&quot;type&quot;:&quot;article-journal&quot;,&quot;abstract&quot;:&quot;Aim To review published evidence regarding the factors that inﬂuence the geographic variation in diversity of soil organisms at different spatial scales.&quot;,&quot;container-title&quot;:&quot;Global Ecology and Biogeography&quot;,&quot;DOI&quot;:&quot;10.1111/j.1466-8238.2009.00517.x&quot;,&quot;ISSN&quot;:&quot;1466822X&quot;,&quot;issue&quot;:&quot;3&quot;,&quot;language&quot;:&quot;en&quot;,&quot;page&quot;:&quot;287-302&quot;,&quot;source&quot;:&quot;DOI.org (Crossref)&quot;,&quot;title&quot;:&quot;Macroecological patterns in soil communities: Soil community macroecology&quot;,&quot;title-short&quot;:&quot;Macroecological patterns in soil communities&quot;,&quot;volume&quot;:&quot;19&quot;,&quot;author&quot;:[{&quot;family&quot;:&quot;Decaëns&quot;,&quot;given&quot;:&quot;Thibaud&quot;}],&quot;issued&quot;:{&quot;date-parts&quot;:[[&quot;2010&quot;,5]]}}}],&quot;schema&quot;:&quot;https://github.com/citation-style-language/schema/raw/master/csl-citation.json&quot;} RNDPiIuywbaFS"/> <text:span text:style-name="T61">precised that at a global scale, we observe more alpha diversity but also nested effect, that is to say, dissimilarity (high beta diversity). </text:span><text:span text:style-name="T14">It might be caused by dispersal capacities, colonization and history </text:span><text:reference-mark-start text:name="ZOTERO_ITEM CSL_CITATION {&quot;citationID&quot;:&quot;80cYfsDw&quot;,&quot;properties&quot;:{&quot;formattedCitation&quot;:&quot;(Drake 1990)&quot;,&quot;plainCitation&quot;:&quot;(Drake 1990)&quot;,&quot;noteIndex&quot;:0},&quot;citationItems&quot;:[{&quot;id&quot;:595,&quot;uris&quot;:[&quot;http://zotero.org/users/9477588/items/S5LS6PMG&quot;],&quot;itemData&quot;:{&quot;id&quot;:595,&quot;type&quot;:&quot;article-journal&quot;,&quot;container-title&quot;:&quot;Journal of Theoretical Biology&quot;,&quot;DOI&quot;:&quot;10.1016/S0022-5193(05)80053-0&quot;,&quot;ISSN&quot;:&quot;00225193&quot;,&quot;issue&quot;:&quot;2&quot;,&quot;journalAbbreviation&quot;:&quot;Journal of Theoretical Biology&quot;,&quot;language&quot;:&quot;en&quot;,&quot;page&quot;:&quot;213-233&quot;,&quot;source&quot;:&quot;DOI.org (Crossref)&quot;,&quot;title&quot;:&quot;The mechanics of community assembly and succession&quot;,&quot;volume&quot;:&quot;147&quot;,&quot;author&quot;:[{&quot;family&quot;:&quot;Drake&quot;,&quot;given&quot;:&quot;James A.&quot;}],&quot;issued&quot;:{&quot;date-parts&quot;:[[&quot;1990&quot;,11]]}}}],&quot;schema&quot;:&quot;https://github.com/citation-style-language/schema/raw/master/csl-citation.json&quot;} RNDyDUMQpvnqa"/><text:span text:style-name="T61">(Drake 1990)</text:span><text:reference-mark-end text:name="ZOTERO_ITEM CSL_CITATION {&quot;citationID&quot;:&quot;80cYfsDw&quot;,&quot;properties&quot;:{&quot;formattedCitation&quot;:&quot;(Drake 1990)&quot;,&quot;plainCitation&quot;:&quot;(Drake 1990)&quot;,&quot;noteIndex&quot;:0},&quot;citationItems&quot;:[{&quot;id&quot;:595,&quot;uris&quot;:[&quot;http://zotero.org/users/9477588/items/S5LS6PMG&quot;],&quot;itemData&quot;:{&quot;id&quot;:595,&quot;type&quot;:&quot;article-journal&quot;,&quot;container-title&quot;:&quot;Journal of Theoretical Biology&quot;,&quot;DOI&quot;:&quot;10.1016/S0022-5193(05)80053-0&quot;,&quot;ISSN&quot;:&quot;00225193&quot;,&quot;issue&quot;:&quot;2&quot;,&quot;journalAbbreviation&quot;:&quot;Journal of Theoretical Biology&quot;,&quot;language&quot;:&quot;en&quot;,&quot;page&quot;:&quot;213-233&quot;,&quot;source&quot;:&quot;DOI.org (Crossref)&quot;,&quot;title&quot;:&quot;The mechanics of community assembly and succession&quot;,&quot;volume&quot;:&quot;147&quot;,&quot;author&quot;:[{&quot;family&quot;:&quot;Drake&quot;,&quot;given&quot;:&quot;James A.&quot;}],&quot;issued&quot;:{&quot;date-parts&quot;:[[&quot;1990&quot;,11]]}}}],&quot;schema&quot;:&quot;https://github.com/citation-style-language/schema/raw/master/csl-citation.json&quot;} RNDyDUMQpvnqa"/><text:span text:style-name="T61"> or, as </text:span><text:reference-mark-start text:name="ZOTERO_ITEM CSL_CITATION {&quot;citationID&quot;:&quot;J6K2Pt8i&quot;,&quot;properties&quot;:{&quot;formattedCitation&quot;:&quot;(Steiner &amp; Leibold 2004)&quot;,&quot;plainCitation&quot;:&quot;(Steiner &amp; Leibold 2004)&quot;,&quot;noteIndex&quot;:0},&quot;citationItems&quot;:[{&quot;id&quot;:593,&quot;uris&quot;:[&quot;http://zotero.org/users/9477588/items/T5MBLG5V&quot;],&quot;itemData&quot;:{&quot;id&quot;:593,&quot;type&quot;:&quot;article-journal&quot;,&quot;abstract&quot;:&quot;Empirical studies show that the relationship between species diversity and productivity can be strongly scale dependent. At the local scale of population dynamics the relationship is commonly unimodal or humped, but it is frequently monotonically increasing at larger spatial scales. Such contrasting patterns can occur if beta diversity (compositional dissimilarity among sites) also increases with productivity, but mechanistic reasons for this remain unresolved. Here we use theoretical models to explore the influence of ecological assembly on the diversity of multitrophic communities along gradients of productivity. We show that assembly dynamics can generate scale-dependent patterns consistent with those observed in nature; while unimodal productivity-diversity patterns are produced at the scale of local communities, positive monotonic patterns emerge when diversity is measured at larger spatial scales (among communities). This occurs due to increases in beta diversity with productivity. Our results suggest that increases in beta diversity, and resultant scale dependency, can depend on three vital and interactive elements: the presence of more than one consumer trophic level, a greater propensity for cyclic compositional change at high productivities, and the stochastic nature of species dispersal and invasion history. Key words: assembly; beta diversity; heteroclinic cycles; invasibility; metacommunity; permanence; productivity-diversity relationships, scale-dependent; scale; species diversity; species turnover.&quot;,&quot;container-title&quot;:&quot;Ecology&quot;,&quot;DOI&quot;:&quot;10.1890/03-3010&quot;,&quot;ISSN&quot;:&quot;0012-9658&quot;,&quot;issue&quot;:&quot;1&quot;,&quot;journalAbbreviation&quot;:&quot;Ecology&quot;,&quot;language&quot;:&quot;en&quot;,&quot;page&quot;:&quot;107-113&quot;,&quot;source&quot;:&quot;DOI.org (Crossref)&quot;,&quot;title&quot;:&quot;CYCLIC ASSEMBLY TRAJECTORIES AND SCALE-DEPENDENT PRODUCTIVITY–DIVERSITY RELATIONSHIPS&quot;,&quot;volume&quot;:&quot;85&quot;,&quot;author&quot;:[{&quot;family&quot;:&quot;Steiner&quot;,&quot;given&quot;:&quot;Christopher F.&quot;},{&quot;family&quot;:&quot;Leibold&quot;,&quot;given&quot;:&quot;Mathew A.&quot;}],&quot;issued&quot;:{&quot;date-parts&quot;:[[&quot;2004&quot;,1]]}}}],&quot;schema&quot;:&quot;https://github.com/citation-style-language/schema/raw/master/csl-citation.json&quot;} RNDgnjA57bC4o"/><text:span text:style-name="T61">(Steiner &amp; Leibold 2004)</text:span><text:reference-mark-end text:name="ZOTERO_ITEM CSL_CITATION {&quot;citationID&quot;:&quot;J6K2Pt8i&quot;,&quot;properties&quot;:{&quot;formattedCitation&quot;:&quot;(Steiner &amp; Leibold 2004)&quot;,&quot;plainCitation&quot;:&quot;(Steiner &amp; Leibold 2004)&quot;,&quot;noteIndex&quot;:0},&quot;citationItems&quot;:[{&quot;id&quot;:593,&quot;uris&quot;:[&quot;http://zotero.org/users/9477588/items/T5MBLG5V&quot;],&quot;itemData&quot;:{&quot;id&quot;:593,&quot;type&quot;:&quot;article-journal&quot;,&quot;abstract&quot;:&quot;Empirical studies show that the relationship between species diversity and productivity can be strongly scale dependent. At the local scale of population dynamics the relationship is commonly unimodal or humped, but it is frequently monotonically increasing at larger spatial scales. Such contrasting patterns can occur if beta diversity (compositional dissimilarity among sites) also increases with productivity, but mechanistic reasons for this remain unresolved. Here we use theoretical models to explore the influence of ecological assembly on the diversity of multitrophic communities along gradients of productivity. We show that assembly dynamics can generate scale-dependent patterns consistent with those observed in nature; while unimodal productivity-diversity patterns are produced at the scale of local communities, positive monotonic patterns emerge when diversity is measured at larger spatial scales (among communities). This occurs due to increases in beta diversity with productivity. Our results suggest that increases in beta diversity, and resultant scale dependency, can depend on three vital and interactive elements: the presence of more than one consumer trophic level, a greater propensity for cyclic compositional change at high productivities, and the stochastic nature of species dispersal and invasion history. Key words: assembly; beta diversity; heteroclinic cycles; invasibility; metacommunity; permanence; productivity-diversity relationships, scale-dependent; scale; species diversity; species turnover.&quot;,&quot;container-title&quot;:&quot;Ecology&quot;,&quot;DOI&quot;:&quot;10.1890/03-3010&quot;,&quot;ISSN&quot;:&quot;0012-9658&quot;,&quot;issue&quot;:&quot;1&quot;,&quot;journalAbbreviation&quot;:&quot;Ecology&quot;,&quot;language&quot;:&quot;en&quot;,&quot;page&quot;:&quot;107-113&quot;,&quot;source&quot;:&quot;DOI.org (Crossref)&quot;,&quot;title&quot;:&quot;CYCLIC ASSEMBLY TRAJECTORIES AND SCALE-DEPENDENT PRODUCTIVITY–DIVERSITY RELATIONSHIPS&quot;,&quot;volume&quot;:&quot;85&quot;,&quot;author&quot;:[{&quot;family&quot;:&quot;Steiner&quot;,&quot;given&quot;:&quot;Christopher F.&quot;},{&quot;family&quot;:&quot;Leibold&quot;,&quot;given&quot;:&quot;Mathew A.&quot;}],&quot;issued&quot;:{&quot;date-parts&quot;:[[&quot;2004&quot;,1]]}}}],&quot;schema&quot;:&quot;https://github.com/citation-style-language/schema/raw/master/csl-citation.json&quot;} RNDgnjA57bC4o"/> <text:span text:style-name="T61">said: “</text:span><text:span text:style-name="T15">stochastic variation in invasion history can enhance compositional dissimilarity among local communities, increasing beta diver</text:span><text:span text:style-name="T61">sity.</text:span><text:span text:style-name="T15">“.</text:span></text:p>
      <text:p text:style-name="P8"><text:soft-page-break/></text:p>
      <text:p text:style-name="P9"><text:span text:style-name="T15">The next results allow</text:span><text:span text:style-name="T44">ed</text:span><text:span text:style-name="T15"> us to validate or nuance </text:span><text:reference-mark-start text:name="ZOTERO_ITEM CSL_CITATION {&quot;citationID&quot;:&quot;WuXHN0SP&quot;,&quot;properties&quot;:{&quot;formattedCitation&quot;:&quot;(Drake 1990)&quot;,&quot;plainCitation&quot;:&quot;(Drake 1990)&quot;,&quot;noteIndex&quot;:0},&quot;citationItems&quot;:[{&quot;id&quot;:595,&quot;uris&quot;:[&quot;http://zotero.org/users/9477588/items/S5LS6PMG&quot;],&quot;itemData&quot;:{&quot;id&quot;:595,&quot;type&quot;:&quot;article-journal&quot;,&quot;container-title&quot;:&quot;Journal of Theoretical Biology&quot;,&quot;DOI&quot;:&quot;10.1016/S0022-5193(05)80053-0&quot;,&quot;ISSN&quot;:&quot;00225193&quot;,&quot;issue&quot;:&quot;2&quot;,&quot;journalAbbreviation&quot;:&quot;Journal of Theoretical Biology&quot;,&quot;language&quot;:&quot;en&quot;,&quot;page&quot;:&quot;213-233&quot;,&quot;source&quot;:&quot;DOI.org (Crossref)&quot;,&quot;title&quot;:&quot;The mechanics of community assembly and succession&quot;,&quot;volume&quot;:&quot;147&quot;,&quot;author&quot;:[{&quot;family&quot;:&quot;Drake&quot;,&quot;given&quot;:&quot;James A.&quot;}],&quot;issued&quot;:{&quot;date-parts&quot;:[[&quot;1990&quot;,11]]}}}],&quot;schema&quot;:&quot;https://github.com/citation-style-language/schema/raw/master/csl-citation.json&quot;} RND3oJmXr6igo"/><text:span text:style-name="T15">(Drake 1990)</text:span><text:reference-mark-end text:name="ZOTERO_ITEM CSL_CITATION {&quot;citationID&quot;:&quot;WuXHN0SP&quot;,&quot;properties&quot;:{&quot;formattedCitation&quot;:&quot;(Drake 1990)&quot;,&quot;plainCitation&quot;:&quot;(Drake 1990)&quot;,&quot;noteIndex&quot;:0},&quot;citationItems&quot;:[{&quot;id&quot;:595,&quot;uris&quot;:[&quot;http://zotero.org/users/9477588/items/S5LS6PMG&quot;],&quot;itemData&quot;:{&quot;id&quot;:595,&quot;type&quot;:&quot;article-journal&quot;,&quot;container-title&quot;:&quot;Journal of Theoretical Biology&quot;,&quot;DOI&quot;:&quot;10.1016/S0022-5193(05)80053-0&quot;,&quot;ISSN&quot;:&quot;00225193&quot;,&quot;issue&quot;:&quot;2&quot;,&quot;journalAbbreviation&quot;:&quot;Journal of Theoretical Biology&quot;,&quot;language&quot;:&quot;en&quot;,&quot;page&quot;:&quot;213-233&quot;,&quot;source&quot;:&quot;DOI.org (Crossref)&quot;,&quot;title&quot;:&quot;The mechanics of community assembly and succession&quot;,&quot;volume&quot;:&quot;147&quot;,&quot;author&quot;:[{&quot;family&quot;:&quot;Drake&quot;,&quot;given&quot;:&quot;James A.&quot;}],&quot;issued&quot;:{&quot;date-parts&quot;:[[&quot;1990&quot;,11]]}}}],&quot;schema&quot;:&quot;https://github.com/citation-style-language/schema/raw/master/csl-citation.json&quot;} RND3oJmXr6igo"/> <text:span text:style-name="T43">theory at regional scales and [CALDERON] hypothesis at a local scale. </text:span></text:p>
      <text:p text:style-name="P11"><text:span text:style-name="T45"><text:s/></text:span><text:span text:style-name="T46">For herbivores, we observe that at a local scale (sample scale), factors playing a role in beta diversity are related to </text:span><text:span text:style-name="T47">energy and resource categories</text:span><text:span text:style-name="T46">, </text:span><text:span text:style-name="T47">both including biologic variables.</text:span><text:span text:style-name="T46"> Theses results are in line with [</text:span><text:span text:style-name="T51">REF</text:span><text:span text:style-name="T46">]. At a</text:span><text:span text:style-name="T48">n intermediate </text:span><text:span text:style-name="T46">scale (Beta 2), </text:span><text:span text:style-name="T48">influences are both trophic and abiotic. As [</text:span><text:span text:style-name="T52">CALDERON]</text:span><text:span text:style-name="T48"> showed, with figure 3, Physiological tolerance </text:span><text:span text:style-name="T47">hypothesis </text:span><text:span text:style-name="T48">(here, represented by Snow cover), explains biodiversity </text:span><text:span text:style-name="T49">with a great relative importance. </text:span><text:span text:style-name="T56">It can be explain by three mecanisms explained by </text:span><text:reference-mark-start text:name="ZOTERO_ITEM CSL_CITATION {&quot;citationID&quot;:&quot;BFj68gqg&quot;,&quot;properties&quot;:{&quot;formattedCitation&quot;:&quot;(Stein {\\i{}et al.} 2014)&quot;,&quot;plainCitation&quot;:&quot;(Stein et al. 2014)&quot;,&quot;noteIndex&quot;:0},&quot;citationItems&quot;:[{&quot;id&quot;:415,&quot;uris&quot;:[&quot;http://zotero.org/users/9477588/items/PQVRM2MY&quot;],&quot;itemData&quot;:{&quot;id&quot;:415,&quot;type&quot;:&quot;article-journal&quot;,&quot;abstract&quot;:&quot;Environmental heterogeneity is regarded as one of the most important factors governing species richness gradients. An increase in available niche space, provision of refuges and opportunities for isolation and divergent adaptation are thought to enhance species coexistence, persistence and diversiﬁcation. However, the extent and generality of positive heterogeneity–richness relationships are still debated. Apart from widespread evidence supporting positive relationships, negative and hump-shaped relationships have also been reported. In a meta-analysis of 1148 data points from 192 studies worldwide, we examine the strength and direction of the relationship between spatial environmental heterogeneity and species richness of terrestrial plants and animals. We ﬁnd that separate effects of heterogeneity in land cover, vegetation, climate, soil and topography are signiﬁcantly positive, with vegetation and topographic heterogeneity showing particularly strong associations with species richness. The use of equal-area study units, spatial grain and spatial extent emerge as key factors inﬂuencing the strength of heterogeneity–richness relationships, highlighting the pervasive inﬂuence of spatial scale in heterogeneity–richness studies. We provide the ﬁrst quantitative support for the generality of positive heterogeneity–richness relationships across heterogeneity components, habitat types, taxa and spatial scales from landscape to global extents, and identify speciﬁc needs for future comparative heterogeneity–richness research.&quot;,&quot;container-title&quot;:&quot;Ecology Letters&quot;,&quot;DOI&quot;:&quot;10.1111/ele.12277&quot;,&quot;ISSN&quot;:&quot;1461023X&quot;,&quot;issue&quot;:&quot;7&quot;,&quot;journalAbbreviation&quot;:&quot;Ecol Lett&quot;,&quot;language&quot;:&quot;en&quot;,&quot;page&quot;:&quot;866-880&quot;,&quot;source&quot;:&quot;DOI.org (Crossref)&quot;,&quot;title&quot;:&quot;Environmental heterogeneity as a universal driver of species richness across taxa, biomes and spatial scales&quot;,&quot;volume&quot;:&quot;17&quot;,&quot;author&quot;:[{&quot;family&quot;:&quot;Stein&quot;,&quot;given&quot;:&quot;Anke&quot;},{&quot;family&quot;:&quot;Gerstner&quot;,&quot;given&quot;:&quot;Katharina&quot;},{&quot;family&quot;:&quot;Kreft&quot;,&quot;given&quot;:&quot;Holger&quot;}],&quot;editor&quot;:[{&quot;family&quot;:&quot;Arita&quot;,&quot;given&quot;:&quot;Hector&quot;}],&quot;issued&quot;:{&quot;date-parts&quot;:[[&quot;2014&quot;,7]]}}}],&quot;schema&quot;:&quot;https://github.com/citation-style-language/schema/raw/master/csl-citation.json&quot;} RNDy07RFPA3kK"/><text:span text:style-name="T25">(Stein </text:span><text:span text:style-name="T28">et al.</text:span><text:span text:style-name="T30"> 2014)</text:span><text:reference-mark-end text:name="ZOTERO_ITEM CSL_CITATION {&quot;citationID&quot;:&quot;BFj68gqg&quot;,&quot;properties&quot;:{&quot;formattedCitation&quot;:&quot;(Stein {\\i{}et al.} 2014)&quot;,&quot;plainCitation&quot;:&quot;(Stein et al. 2014)&quot;,&quot;noteIndex&quot;:0},&quot;citationItems&quot;:[{&quot;id&quot;:415,&quot;uris&quot;:[&quot;http://zotero.org/users/9477588/items/PQVRM2MY&quot;],&quot;itemData&quot;:{&quot;id&quot;:415,&quot;type&quot;:&quot;article-journal&quot;,&quot;abstract&quot;:&quot;Environmental heterogeneity is regarded as one of the most important factors governing species richness gradients. An increase in available niche space, provision of refuges and opportunities for isolation and divergent adaptation are thought to enhance species coexistence, persistence and diversiﬁcation. However, the extent and generality of positive heterogeneity–richness relationships are still debated. Apart from widespread evidence supporting positive relationships, negative and hump-shaped relationships have also been reported. In a meta-analysis of 1148 data points from 192 studies worldwide, we examine the strength and direction of the relationship between spatial environmental heterogeneity and species richness of terrestrial plants and animals. We ﬁnd that separate effects of heterogeneity in land cover, vegetation, climate, soil and topography are signiﬁcantly positive, with vegetation and topographic heterogeneity showing particularly strong associations with species richness. The use of equal-area study units, spatial grain and spatial extent emerge as key factors inﬂuencing the strength of heterogeneity–richness relationships, highlighting the pervasive inﬂuence of spatial scale in heterogeneity–richness studies. We provide the ﬁrst quantitative support for the generality of positive heterogeneity–richness relationships across heterogeneity components, habitat types, taxa and spatial scales from landscape to global extents, and identify speciﬁc needs for future comparative heterogeneity–richness research.&quot;,&quot;container-title&quot;:&quot;Ecology Letters&quot;,&quot;DOI&quot;:&quot;10.1111/ele.12277&quot;,&quot;ISSN&quot;:&quot;1461023X&quot;,&quot;issue&quot;:&quot;7&quot;,&quot;journalAbbreviation&quot;:&quot;Ecol Lett&quot;,&quot;language&quot;:&quot;en&quot;,&quot;page&quot;:&quot;866-880&quot;,&quot;source&quot;:&quot;DOI.org (Crossref)&quot;,&quot;title&quot;:&quot;Environmental heterogeneity as a universal driver of species richness across taxa, biomes and spatial scales&quot;,&quot;volume&quot;:&quot;17&quot;,&quot;author&quot;:[{&quot;family&quot;:&quot;Stein&quot;,&quot;given&quot;:&quot;Anke&quot;},{&quot;family&quot;:&quot;Gerstner&quot;,&quot;given&quot;:&quot;Katharina&quot;},{&quot;family&quot;:&quot;Kreft&quot;,&quot;given&quot;:&quot;Holger&quot;}],&quot;editor&quot;:[{&quot;family&quot;:&quot;Arita&quot;,&quot;given&quot;:&quot;Hector&quot;}],&quot;issued&quot;:{&quot;date-parts&quot;:[[&quot;2014&quot;,7]]}}}],&quot;schema&quot;:&quot;https://github.com/citation-style-language/schema/raw/master/csl-citation.json&quot;} RNDy07RFPA3kK"/> : <text:s/>“First, an increase in environmental</text:p>
      <text:p text:style-name="P11"><text:span text:style-name="T47">gradients and in the amount of habitat types, resources and structural complexity should increase the available niche space and thus allow more species to coexist </text:span><text:span text:style-name="T56">[…].</text:span><text:span text:style-name="T47"> Second, environmentally heterogeneous areas are more likely to provide shelter and refuges from adverse environmental conditions and periods of climate change, which in turn should promote species</text:span></text:p>
      <text:p text:style-name="P12"><text:span text:style-name="T47">persistence </text:span><text:span text:style-name="T57">[…].</text:span><text:span text:style-name="T47"> Third, the probability of speciation events resulting from isolation or adaptation to diverse environmental conditions should increase with higher EH.” The influence of energy variables is less in line with </text:span><text:span text:style-name="T53">[CALDERON]</text:span><text:span text:style-name="T47">, figure 2, where macrofauna phytophagous are influenced by Ressource Hetereogeneity as a second factor. </text:span><text:span text:style-name="T56">Nevertheless, </text:span><text:span text:style-name="T54">[CURIE]</text:span><text:span text:style-name="T56"> stated the fact that </text:span><text:span text:style-name="T57">the available</text:span><text:span text:style-name="T56"> energy is the first factor influencing biological patterns, </text:span><text:span text:style-name="T57">in addition with precipitations and temperature. </text:span></text:p>
      <text:p text:style-name="P13"><text:span text:style-name="T47">The fact that physical stressing variables explain beta 3 </text:span><text:span text:style-name="T50">diversity is in accordance with </text:span><text:reference-mark-start text:name="ZOTERO_ITEM CSL_CITATION {&quot;citationID&quot;:&quot;xR2eRVlF&quot;,&quot;properties&quot;:{&quot;formattedCitation&quot;:&quot;(Beaugrand 2023)&quot;,&quot;plainCitation&quot;:&quot;(Beaugrand 2023)&quot;,&quot;noteIndex&quot;:0},&quot;citationItems&quot;:[{&quot;id&quot;:591,&quot;uris&quot;:[&quot;http://zotero.org/users/9477588/items/PSMLKCNX&quot;],&quot;itemData&quot;:{&quot;id&quot;:591,&quot;type&quot;:&quot;article-journal&quot;,&quot;abstract&quot;:&quot;This review presents a recent theory named ‘macroecological theory on the arrangement of life’ (METAL). This theory is based on the concept of the ecological niche and shows that the nicheenvironment (including climate) interaction is fundamental to explain many phenomena observed in nature from the individual to the community level (e.g., phenology, biogeographical shifts, and community arrangement and reorganisation, gradual or abrupt). The application of the theory in climate change biology as well as individual and species ecology has been presented elsewhere. In this review, I show how METAL explains why there are more species at low than high latitudes, why the peak of biodiversity is located at mid-latitudes in the oceanic domain and at the equator in the terrestrial domain, and ﬁnally why there are more terrestrial than marine species, despite the fact that biodiversity has emerged in the oceans. I postulate that the arrangement of planetary biodiversity is mathematically constrained, a constraint we previously called ‘the great chessboard of life’, which determines the maximum number of species that may colonise a given region or domain. This theory also makes it possible to reconstruct past biodiversity and understand how biodiversity could be reorganised in the context of anthropogenic climate change.&quot;,&quot;container-title&quot;:&quot;Biology&quot;,&quot;DOI&quot;:&quot;10.3390/biology12030339&quot;,&quot;ISSN&quot;:&quot;2079-7737&quot;,&quot;issue&quot;:&quot;3&quot;,&quot;journalAbbreviation&quot;:&quot;Biology&quot;,&quot;language&quot;:&quot;en&quot;,&quot;page&quot;:&quot;339&quot;,&quot;source&quot;:&quot;DOI.org (Crossref)&quot;,&quot;title&quot;:&quot;Towards an Understanding of Large-Scale Biodiversity Patterns on Land and in the Sea&quot;,&quot;volume&quot;:&quot;12&quot;,&quot;author&quot;:[{&quot;family&quot;:&quot;Beaugrand&quot;,&quot;given&quot;:&quot;Grégory&quot;}],&quot;issued&quot;:{&quot;date-parts&quot;:[[&quot;2023&quot;,2,21]]}}}],&quot;schema&quot;:&quot;https://github.com/citation-style-language/schema/raw/master/csl-citation.json&quot;} RNDOyNcRKr3Mm"/><text:span text:style-name="T50">(Beaugrand 2023)</text:span><text:reference-mark-end text:name="ZOTERO_ITEM CSL_CITATION {&quot;citationID&quot;:&quot;xR2eRVlF&quot;,&quot;properties&quot;:{&quot;formattedCitation&quot;:&quot;(Beaugrand 2023)&quot;,&quot;plainCitation&quot;:&quot;(Beaugrand 2023)&quot;,&quot;noteIndex&quot;:0},&quot;citationItems&quot;:[{&quot;id&quot;:591,&quot;uris&quot;:[&quot;http://zotero.org/users/9477588/items/PSMLKCNX&quot;],&quot;itemData&quot;:{&quot;id&quot;:591,&quot;type&quot;:&quot;article-journal&quot;,&quot;abstract&quot;:&quot;This review presents a recent theory named ‘macroecological theory on the arrangement of life’ (METAL). This theory is based on the concept of the ecological niche and shows that the nicheenvironment (including climate) interaction is fundamental to explain many phenomena observed in nature from the individual to the community level (e.g., phenology, biogeographical shifts, and community arrangement and reorganisation, gradual or abrupt). The application of the theory in climate change biology as well as individual and species ecology has been presented elsewhere. In this review, I show how METAL explains why there are more species at low than high latitudes, why the peak of biodiversity is located at mid-latitudes in the oceanic domain and at the equator in the terrestrial domain, and ﬁnally why there are more terrestrial than marine species, despite the fact that biodiversity has emerged in the oceans. I postulate that the arrangement of planetary biodiversity is mathematically constrained, a constraint we previously called ‘the great chessboard of life’, which determines the maximum number of species that may colonise a given region or domain. This theory also makes it possible to reconstruct past biodiversity and understand how biodiversity could be reorganised in the context of anthropogenic climate change.&quot;,&quot;container-title&quot;:&quot;Biology&quot;,&quot;DOI&quot;:&quot;10.3390/biology12030339&quot;,&quot;ISSN&quot;:&quot;2079-7737&quot;,&quot;issue&quot;:&quot;3&quot;,&quot;journalAbbreviation&quot;:&quot;Biology&quot;,&quot;language&quot;:&quot;en&quot;,&quot;page&quot;:&quot;339&quot;,&quot;source&quot;:&quot;DOI.org (Crossref)&quot;,&quot;title&quot;:&quot;Towards an Understanding of Large-Scale Biodiversity Patterns on Land and in the Sea&quot;,&quot;volume&quot;:&quot;12&quot;,&quot;author&quot;:[{&quot;family&quot;:&quot;Beaugrand&quot;,&quot;given&quot;:&quot;Grégory&quot;}],&quot;issued&quot;:{&quot;date-parts&quot;:[[&quot;2023&quot;,2,21]]}}}],&quot;schema&quot;:&quot;https://github.com/citation-style-language/schema/raw/master/csl-citation.json&quot;} RNDOyNcRKr3Mm"/><text:span text:style-name="T45">, </text:span><text:span text:style-name="T50">figure 2, showing that at a regional scale, factors that influence diversity are climate factors, and sometimes biogeographical (like we can explain by the importance of the opening of the environnement in our case). </text:span><text:span text:style-name="T59">If Herbivorous tend to be impacted by biological variables at a little scale, in regional context, it’s more environmental climatic variables which influence vegetation and indirectly, Herbivorous. </text:span></text:p>
      <text:p text:style-name="P10"><text:span text:style-name="T50">Focusing on predators gr</text:span><text:span text:style-name="T58">oup, </text:span><text:span text:style-name="T59">at local scale, </text:span><text:span text:style-name="T58">the importance of energy variables is in accordance with </text:span><text:span text:style-name="T55">[CURIE]</text:span><text:span text:style-name="T58"> paper, but the distance limit is </text:span><text:span text:style-name="T60">more </text:span><text:span text:style-name="T58">supported in </text:span><text:reference-mark-start text:name="ZOTERO_ITEM CSL_CITATION {&quot;citationID&quot;:&quot;oWNYkGZm&quot;,&quot;properties&quot;:{&quot;formattedCitation&quot;:&quot;(Drake 1990)&quot;,&quot;plainCitation&quot;:&quot;(Drake 1990)&quot;,&quot;noteIndex&quot;:0},&quot;citationItems&quot;:[{&quot;id&quot;:595,&quot;uris&quot;:[&quot;http://zotero.org/users/9477588/items/S5LS6PMG&quot;],&quot;itemData&quot;:{&quot;id&quot;:595,&quot;type&quot;:&quot;article-journal&quot;,&quot;container-title&quot;:&quot;Journal of Theoretical Biology&quot;,&quot;DOI&quot;:&quot;10.1016/S0022-5193(05)80053-0&quot;,&quot;ISSN&quot;:&quot;00225193&quot;,&quot;issue&quot;:&quot;2&quot;,&quot;journalAbbreviation&quot;:&quot;Journal of Theoretical Biology&quot;,&quot;language&quot;:&quot;en&quot;,&quot;page&quot;:&quot;213-233&quot;,&quot;source&quot;:&quot;DOI.org (Crossref)&quot;,&quot;title&quot;:&quot;The mechanics of community assembly and succession&quot;,&quot;volume&quot;:&quot;147&quot;,&quot;author&quot;:[{&quot;family&quot;:&quot;Drake&quot;,&quot;given&quot;:&quot;James A.&quot;}],&quot;issued&quot;:{&quot;date-parts&quot;:[[&quot;1990&quot;,11]]}}}],&quot;schema&quot;:&quot;https://github.com/citation-style-language/schema/raw/master/csl-citation.json&quot;} RNDfW4wVJXGCl"/><text:span text:style-name="T58">(Drake 1990)</text:span><text:reference-mark-end text:name="ZOTERO_ITEM CSL_CITATION {&quot;citationID&quot;:&quot;oWNYkGZm&quot;,&quot;properties&quot;:{&quot;formattedCitation&quot;:&quot;(Drake 1990)&quot;,&quot;plainCitation&quot;:&quot;(Drake 1990)&quot;,&quot;noteIndex&quot;:0},&quot;citationItems&quot;:[{&quot;id&quot;:595,&quot;uris&quot;:[&quot;http://zotero.org/users/9477588/items/S5LS6PMG&quot;],&quot;itemData&quot;:{&quot;id&quot;:595,&quot;type&quot;:&quot;article-journal&quot;,&quot;container-title&quot;:&quot;Journal of Theoretical Biology&quot;,&quot;DOI&quot;:&quot;10.1016/S0022-5193(05)80053-0&quot;,&quot;ISSN&quot;:&quot;00225193&quot;,&quot;issue&quot;:&quot;2&quot;,&quot;journalAbbreviation&quot;:&quot;Journal of Theoretical Biology&quot;,&quot;language&quot;:&quot;en&quot;,&quot;page&quot;:&quot;213-233&quot;,&quot;source&quot;:&quot;DOI.org (Crossref)&quot;,&quot;title&quot;:&quot;The mechanics of community assembly and succession&quot;,&quot;volume&quot;:&quot;147&quot;,&quot;author&quot;:[{&quot;family&quot;:&quot;Drake&quot;,&quot;given&quot;:&quot;James A.&quot;}],&quot;issued&quot;:{&quot;date-parts&quot;:[[&quot;1990&quot;,11]]}}}],&quot;schema&quot;:&quot;https://github.com/citation-style-language/schema/raw/master/csl-citation.json&quot;} RNDfW4wVJXGCl"/> <text:span text:style-name="T63">work. This results means that it’s possible for predators </text:span><text:span text:style-name="T64">species </text:span><text:span text:style-name="T63">to be </text:span><text:span text:style-name="T64">isolated by distance. In this case, we can observe a higher endemism than for other trophic groups. This is what </text:span><text:reference-mark-start text:name="ZOTERO_ITEM CSL_CITATION {&quot;citationID&quot;:&quot;0S3dZlcx&quot;,&quot;properties&quot;:{&quot;formattedCitation&quot;:&quot;(Moret 2009)&quot;,&quot;plainCitation&quot;:&quot;(Moret 2009)&quot;,&quot;noteIndex&quot;:0},&quot;citationItems&quot;:[{&quot;id&quot;:597,&quot;uris&quot;:[&quot;http://zotero.org/users/9477588/items/53STSTLL&quot;],&quot;itemData&quot;:{&quot;id&quot;:597,&quot;type&quot;:&quot;article-journal&quot;,&quot;abstract&quot;:&quot;Species richness and diversity of Carabidae (Coleoptera), as well as rates of endemicity, are studied along altitudinal transects in the páramo of Ecuadorian Andes, from 3500 to 5000 m. Whereas a global tendency to reduction of species richness is evident from 4200 m upwards, two zones of high diversity and high proportion of endemic species occur at 3800–4000 m and at 4200–4400 m. Species turnover between grass páramo and superpáramo is signiﬁcantly higher in drier mountains, especially in the Western Cordillera, than in humid mountains of the Eastern Cordillera. The altitudinal range of Carabid species tends globally to decrease along the vertical gradient, but with important local variations due to microenvironmental factors, especially humidity rate. When compared with recent phytogeographical studies, these results tend to support the idea that the majority of tussockgrass páramo is a secondary anthropogenic ecosystem. On the contrary, it is argued that the xeric landscape of the Chimborazo “arenal” is primordial, based on the presence of a stenotopic and possibly relict species, Pelmatellus andium Bates 1891.&quot;,&quot;container-title&quot;:&quot;Annales de la Société entomologique de France (N.S.)&quot;,&quot;DOI&quot;:&quot;10.1080/00379271.2009.10697632&quot;,&quot;ISSN&quot;:&quot;0037-9271, 2168-6351&quot;,&quot;issue&quot;:&quot;4&quot;,&quot;journalAbbreviation&quot;:&quot;Annales de la Société entomologique de France (N.S.)&quot;,&quot;language&quot;:&quot;en&quot;,&quot;page&quot;:&quot;500-510&quot;,&quot;source&quot;:&quot;DOI.org (Crossref)&quot;,&quot;title&quot;:&quot;Altitudinal distribution, diversity and endemicity of Carabidae (Coleoptera) in the páramos of Ecuadorian Andes&quot;,&quot;volume&quot;:&quot;45&quot;,&quot;author&quot;:[{&quot;family&quot;:&quot;Moret&quot;,&quot;given&quot;:&quot;Pierre&quot;}],&quot;issued&quot;:{&quot;date-parts&quot;:[[&quot;2009&quot;,1]]}}}],&quot;schema&quot;:&quot;https://github.com/citation-style-language/schema/raw/master/csl-citation.json&quot;} RNDuAlFTtpgDj"/><text:span text:style-name="T64">(Moret 2009)</text:span><text:reference-mark-end text:name="ZOTERO_ITEM CSL_CITATION {&quot;citationID&quot;:&quot;0S3dZlcx&quot;,&quot;properties&quot;:{&quot;formattedCitation&quot;:&quot;(Moret 2009)&quot;,&quot;plainCitation&quot;:&quot;(Moret 2009)&quot;,&quot;noteIndex&quot;:0},&quot;citationItems&quot;:[{&quot;id&quot;:597,&quot;uris&quot;:[&quot;http://zotero.org/users/9477588/items/53STSTLL&quot;],&quot;itemData&quot;:{&quot;id&quot;:597,&quot;type&quot;:&quot;article-journal&quot;,&quot;abstract&quot;:&quot;Species richness and diversity of Carabidae (Coleoptera), as well as rates of endemicity, are studied along altitudinal transects in the páramo of Ecuadorian Andes, from 3500 to 5000 m. Whereas a global tendency to reduction of species richness is evident from 4200 m upwards, two zones of high diversity and high proportion of endemic species occur at 3800–4000 m and at 4200–4400 m. Species turnover between grass páramo and superpáramo is signiﬁcantly higher in drier mountains, especially in the Western Cordillera, than in humid mountains of the Eastern Cordillera. The altitudinal range of Carabid species tends globally to decrease along the vertical gradient, but with important local variations due to microenvironmental factors, especially humidity rate. When compared with recent phytogeographical studies, these results tend to support the idea that the majority of tussockgrass páramo is a secondary anthropogenic ecosystem. On the contrary, it is argued that the xeric landscape of the Chimborazo “arenal” is primordial, based on the presence of a stenotopic and possibly relict species, Pelmatellus andium Bates 1891.&quot;,&quot;container-title&quot;:&quot;Annales de la Société entomologique de France (N.S.)&quot;,&quot;DOI&quot;:&quot;10.1080/00379271.2009.10697632&quot;,&quot;ISSN&quot;:&quot;0037-9271, 2168-6351&quot;,&quot;issue&quot;:&quot;4&quot;,&quot;journalAbbreviation&quot;:&quot;Annales de la Société entomologique de France (N.S.)&quot;,&quot;language&quot;:&quot;en&quot;,&quot;page&quot;:&quot;500-510&quot;,&quot;source&quot;:&quot;DOI.org (Crossref)&quot;,&quot;title&quot;:&quot;Altitudinal distribution, diversity and endemicity of Carabidae (Coleoptera) in the páramos of Ecuadorian Andes&quot;,&quot;volume&quot;:&quot;45&quot;,&quot;author&quot;:[{&quot;family&quot;:&quot;Moret&quot;,&quot;given&quot;:&quot;Pierre&quot;}],&quot;issued&quot;:{&quot;date-parts&quot;:[[&quot;2009&quot;,1]]}}}],&quot;schema&quot;:&quot;https://github.com/citation-style-language/schema/raw/master/csl-citation.json&quot;} RNDuAlFTtpgDj"/> <text:span text:style-name="T64">showed in their study, but it mainly concern a Beta 2 equivalence. At a plot scale (Beta 2), the geographic distance is supported by </text:span><text:reference-mark-start text:name="ZOTERO_ITEM CSL_CITATION {&quot;citationID&quot;:&quot;RzLERVW8&quot;,&quot;properties&quot;:{&quot;formattedCitation&quot;:&quot;(Drake 1990)&quot;,&quot;plainCitation&quot;:&quot;(Drake 1990)&quot;,&quot;noteIndex&quot;:0},&quot;citationItems&quot;:[{&quot;id&quot;:595,&quot;uris&quot;:[&quot;http://zotero.org/users/9477588/items/S5LS6PMG&quot;],&quot;itemData&quot;:{&quot;id&quot;:595,&quot;type&quot;:&quot;article-journal&quot;,&quot;container-title&quot;:&quot;Journal of Theoretical Biology&quot;,&quot;DOI&quot;:&quot;10.1016/S0022-5193(05)80053-0&quot;,&quot;ISSN&quot;:&quot;00225193&quot;,&quot;issue&quot;:&quot;2&quot;,&quot;journalAbbreviation&quot;:&quot;Journal of Theoretical Biology&quot;,&quot;language&quot;:&quot;en&quot;,&quot;page&quot;:&quot;213-233&quot;,&quot;source&quot;:&quot;DOI.org (Crossref)&quot;,&quot;title&quot;:&quot;The mechanics of community assembly and succession&quot;,&quot;volume&quot;:&quot;147&quot;,&quot;author&quot;:[{&quot;family&quot;:&quot;Drake&quot;,&quot;given&quot;:&quot;James A.&quot;}],&quot;issued&quot;:{&quot;date-parts&quot;:[[&quot;1990&quot;,11]]}}}],&quot;schema&quot;:&quot;https://github.com/citation-style-language/schema/raw/master/csl-citation.json&quot;} RND3lc4dwKkhQ"/><text:span text:style-name="T64">(Drake 1990)</text:span><text:reference-mark-end text:name="ZOTERO_ITEM CSL_CITATION {&quot;citationID&quot;:&quot;RzLERVW8&quot;,&quot;properties&quot;:{&quot;formattedCitation&quot;:&quot;(Drake 1990)&quot;,&quot;plainCitation&quot;:&quot;(Drake 1990)&quot;,&quot;noteIndex&quot;:0},&quot;citationItems&quot;:[{&quot;id&quot;:595,&quot;uris&quot;:[&quot;http://zotero.org/users/9477588/items/S5LS6PMG&quot;],&quot;itemData&quot;:{&quot;id&quot;:595,&quot;type&quot;:&quot;article-journal&quot;,&quot;container-title&quot;:&quot;Journal of Theoretical Biology&quot;,&quot;DOI&quot;:&quot;10.1016/S0022-5193(05)80053-0&quot;,&quot;ISSN&quot;:&quot;00225193&quot;,&quot;issue&quot;:&quot;2&quot;,&quot;journalAbbreviation&quot;:&quot;Journal of Theoretical Biology&quot;,&quot;language&quot;:&quot;en&quot;,&quot;page&quot;:&quot;213-233&quot;,&quot;source&quot;:&quot;DOI.org (Crossref)&quot;,&quot;title&quot;:&quot;The mechanics of community assembly and succession&quot;,&quot;volume&quot;:&quot;147&quot;,&quot;author&quot;:[{&quot;family&quot;:&quot;Drake&quot;,&quot;given&quot;:&quot;James A.&quot;}],&quot;issued&quot;:{&quot;date-parts&quot;:[[&quot;1990&quot;,11]]}}}],&quot;schema&quot;:&quot;https://github.com/citation-style-language/schema/raw/master/csl-citation.json&quot;} RND3lc4dwKkhQ"/><text:span text:style-name="T64"> and </text:span><text:reference-mark-start text:name="ZOTERO_ITEM CSL_CITATION {&quot;citationID&quot;:&quot;MZdONwXi&quot;,&quot;properties&quot;:{&quot;formattedCitation&quot;:&quot;(Moret 2009)&quot;,&quot;plainCitation&quot;:&quot;(Moret 2009)&quot;,&quot;noteIndex&quot;:0},&quot;citationItems&quot;:[{&quot;id&quot;:597,&quot;uris&quot;:[&quot;http://zotero.org/users/9477588/items/53STSTLL&quot;],&quot;itemData&quot;:{&quot;id&quot;:597,&quot;type&quot;:&quot;article-journal&quot;,&quot;abstract&quot;:&quot;Species richness and diversity of Carabidae (Coleoptera), as well as rates of endemicity, are studied along altitudinal transects in the páramo of Ecuadorian Andes, from 3500 to 5000 m. Whereas a global tendency to reduction of species richness is evident from 4200 m upwards, two zones of high diversity and high proportion of endemic species occur at 3800–4000 m and at 4200–4400 m. Species turnover between grass páramo and superpáramo is signiﬁcantly higher in drier mountains, especially in the Western Cordillera, than in humid mountains of the Eastern Cordillera. The altitudinal range of Carabid species tends globally to decrease along the vertical gradient, but with important local variations due to microenvironmental factors, especially humidity rate. When compared with recent phytogeographical studies, these results tend to support the idea that the majority of tussockgrass páramo is a secondary anthropogenic ecosystem. On the contrary, it is argued that the xeric landscape of the Chimborazo “arenal” is primordial, based on the presence of a stenotopic and possibly relict species, Pelmatellus andium Bates 1891.&quot;,&quot;container-title&quot;:&quot;Annales de la Société entomologique de France (N.S.)&quot;,&quot;DOI&quot;:&quot;10.1080/00379271.2009.10697632&quot;,&quot;ISSN&quot;:&quot;0037-9271, 2168-6351&quot;,&quot;issue&quot;:&quot;4&quot;,&quot;journalAbbreviation&quot;:&quot;Annales de la Société entomologique de France (N.S.)&quot;,&quot;language&quot;:&quot;en&quot;,&quot;page&quot;:&quot;500-510&quot;,&quot;source&quot;:&quot;DOI.org (Crossref)&quot;,&quot;title&quot;:&quot;Altitudinal distribution, diversity and endemicity of Carabidae (Coleoptera) in the páramos of Ecuadorian Andes&quot;,&quot;volume&quot;:&quot;45&quot;,&quot;author&quot;:[{&quot;family&quot;:&quot;Moret&quot;,&quot;given&quot;:&quot;Pierre&quot;}],&quot;issued&quot;:{&quot;date-parts&quot;:[[&quot;2009&quot;,1]]}}}],&quot;schema&quot;:&quot;https://github.com/citation-style-language/schema/raw/master/csl-citation.json&quot;} RNDsVeCtrg5fS"/><text:span text:style-name="T64">(Moret 2009)</text:span><text:reference-mark-end text:name="ZOTERO_ITEM CSL_CITATION {&quot;citationID&quot;:&quot;MZdONwXi&quot;,&quot;properties&quot;:{&quot;formattedCitation&quot;:&quot;(Moret 2009)&quot;,&quot;plainCitation&quot;:&quot;(Moret 2009)&quot;,&quot;noteIndex&quot;:0},&quot;citationItems&quot;:[{&quot;id&quot;:597,&quot;uris&quot;:[&quot;http://zotero.org/users/9477588/items/53STSTLL&quot;],&quot;itemData&quot;:{&quot;id&quot;:597,&quot;type&quot;:&quot;article-journal&quot;,&quot;abstract&quot;:&quot;Species richness and diversity of Carabidae (Coleoptera), as well as rates of endemicity, are studied along altitudinal transects in the páramo of Ecuadorian Andes, from 3500 to 5000 m. Whereas a global tendency to reduction of species richness is evident from 4200 m upwards, two zones of high diversity and high proportion of endemic species occur at 3800–4000 m and at 4200–4400 m. Species turnover between grass páramo and superpáramo is signiﬁcantly higher in drier mountains, especially in the Western Cordillera, than in humid mountains of the Eastern Cordillera. The altitudinal range of Carabid species tends globally to decrease along the vertical gradient, but with important local variations due to microenvironmental factors, especially humidity rate. When compared with recent phytogeographical studies, these results tend to support the idea that the majority of tussockgrass páramo is a secondary anthropogenic ecosystem. On the contrary, it is argued that the xeric landscape of the Chimborazo “arenal” is primordial, based on the presence of a stenotopic and possibly relict species, Pelmatellus andium Bates 1891.&quot;,&quot;container-title&quot;:&quot;Annales de la Société entomologique de France (N.S.)&quot;,&quot;DOI&quot;:&quot;10.1080/00379271.2009.10697632&quot;,&quot;ISSN&quot;:&quot;0037-9271, 2168-6351&quot;,&quot;issue&quot;:&quot;4&quot;,&quot;journalAbbreviation&quot;:&quot;Annales de la Société entomologique de France (N.S.)&quot;,&quot;language&quot;:&quot;en&quot;,&quot;page&quot;:&quot;500-510&quot;,&quot;source&quot;:&quot;DOI.org (Crossref)&quot;,&quot;title&quot;:&quot;Altitudinal distribution, diversity and endemicity of Carabidae (Coleoptera) in the páramos of Ecuadorian Andes&quot;,&quot;volume&quot;:&quot;45&quot;,&quot;author&quot;:[{&quot;family&quot;:&quot;Moret&quot;,&quot;given&quot;:&quot;Pierre&quot;}],&quot;issued&quot;:{&quot;date-parts&quot;:[[&quot;2009&quot;,1]]}}}],&quot;schema&quot;:&quot;https://github.com/citation-style-language/schema/raw/master/csl-citation.json&quot;} RNDsVeCtrg5fS"/><text:span text:style-name="T64"> results. <text:s/></text:span><text:span text:style-name="T65">We can make similar conclusion t</text:span><text:span text:style-name="T66">o</text:span><text:span text:style-name="T65"> sample scale, concerning possible endemism, but the impact of pH </text:span><text:span text:style-name="T66">valids [</text:span><text:span text:style-name="T17">CALDERON</text:span><text:span text:style-name="T66">] results about macro fauna predators, mostly impacted by Habitat Heterogeneity. The impact of species richness illustrates </text:span><text:reference-mark-start text:name="ZOTERO_ITEM CSL_CITATION {&quot;citationID&quot;:&quot;JCwncE0D&quot;,&quot;properties&quot;:{&quot;formattedCitation&quot;:&quot;(Steiner &amp; Leibold 2004)&quot;,&quot;plainCitation&quot;:&quot;(Steiner &amp; Leibold 2004)&quot;,&quot;noteIndex&quot;:0},&quot;citationItems&quot;:[{&quot;id&quot;:593,&quot;uris&quot;:[&quot;http://zotero.org/users/9477588/items/T5MBLG5V&quot;],&quot;itemData&quot;:{&quot;id&quot;:593,&quot;type&quot;:&quot;article-journal&quot;,&quot;abstract&quot;:&quot;Empirical studies show that the relationship between species diversity and productivity can be strongly scale dependent. At the local scale of population dynamics the relationship is commonly unimodal or humped, but it is frequently monotonically increasing at larger spatial scales. Such contrasting patterns can occur if beta diversity (compositional dissimilarity among sites) also increases with productivity, but mechanistic reasons for this remain unresolved. Here we use theoretical models to explore the influence of ecological assembly on the diversity of multitrophic communities along gradients of productivity. We show that assembly dynamics can generate scale-dependent patterns consistent with those observed in nature; while unimodal productivity-diversity patterns are produced at the scale of local communities, positive monotonic patterns emerge when diversity is measured at larger spatial scales (among communities). This occurs due to increases in beta diversity with productivity. Our results suggest that increases in beta diversity, and resultant scale dependency, can depend on three vital and interactive elements: the presence of more than one consumer trophic level, a greater propensity for cyclic compositional change at high productivities, and the stochastic nature of species dispersal and invasion history. Key words: assembly; beta diversity; heteroclinic cycles; invasibility; metacommunity; permanence; productivity-diversity relationships, scale-dependent; scale; species diversity; species turnover.&quot;,&quot;container-title&quot;:&quot;Ecology&quot;,&quot;DOI&quot;:&quot;10.1890/03-3010&quot;,&quot;ISSN&quot;:&quot;0012-9658&quot;,&quot;issue&quot;:&quot;1&quot;,&quot;journalAbbreviation&quot;:&quot;Ecology&quot;,&quot;language&quot;:&quot;en&quot;,&quot;page&quot;:&quot;107-113&quot;,&quot;source&quot;:&quot;DOI.org (Crossref)&quot;,&quot;title&quot;:&quot;CYCLIC ASSEMBLY TRAJECTORIES AND SCALE-DEPENDENT PRODUCTIVITY–DIVERSITY RELATIONSHIPS&quot;,&quot;volume&quot;:&quot;85&quot;,&quot;author&quot;:[{&quot;family&quot;:&quot;Steiner&quot;,&quot;given&quot;:&quot;Christopher F.&quot;},{&quot;family&quot;:&quot;Leibold&quot;,&quot;given&quot;:&quot;Mathew A.&quot;}],&quot;issued&quot;:{&quot;date-parts&quot;:[[&quot;2004&quot;,1]]}}}],&quot;schema&quot;:&quot;https://github.com/citation-style-language/schema/raw/master/csl-citation.json&quot;} RNDEozJJ4JizZ"/><text:span text:style-name="T66">(Steiner &amp; Leibold 2004)</text:span><text:reference-mark-end text:name="ZOTERO_ITEM CSL_CITATION {&quot;citationID&quot;:&quot;JCwncE0D&quot;,&quot;properties&quot;:{&quot;formattedCitation&quot;:&quot;(Steiner &amp; Leibold 2004)&quot;,&quot;plainCitation&quot;:&quot;(Steiner &amp; Leibold 2004)&quot;,&quot;noteIndex&quot;:0},&quot;citationItems&quot;:[{&quot;id&quot;:593,&quot;uris&quot;:[&quot;http://zotero.org/users/9477588/items/T5MBLG5V&quot;],&quot;itemData&quot;:{&quot;id&quot;:593,&quot;type&quot;:&quot;article-journal&quot;,&quot;abstract&quot;:&quot;Empirical studies show that the relationship between species diversity and productivity can be strongly scale dependent. At the local scale of population dynamics the relationship is commonly unimodal or humped, but it is frequently monotonically increasing at larger spatial scales. Such contrasting patterns can occur if beta diversity (compositional dissimilarity among sites) also increases with productivity, but mechanistic reasons for this remain unresolved. Here we use theoretical models to explore the influence of ecological assembly on the diversity of multitrophic communities along gradients of productivity. We show that assembly dynamics can generate scale-dependent patterns consistent with those observed in nature; while unimodal productivity-diversity patterns are produced at the scale of local communities, positive monotonic patterns emerge when diversity is measured at larger spatial scales (among communities). This occurs due to increases in beta diversity with productivity. Our results suggest that increases in beta diversity, and resultant scale dependency, can depend on three vital and interactive elements: the presence of more than one consumer trophic level, a greater propensity for cyclic compositional change at high productivities, and the stochastic nature of species dispersal and invasion history. Key words: assembly; beta diversity; heteroclinic cycles; invasibility; metacommunity; permanence; productivity-diversity relationships, scale-dependent; scale; species diversity; species turnover.&quot;,&quot;container-title&quot;:&quot;Ecology&quot;,&quot;DOI&quot;:&quot;10.1890/03-3010&quot;,&quot;ISSN&quot;:&quot;0012-9658&quot;,&quot;issue&quot;:&quot;1&quot;,&quot;journalAbbreviation&quot;:&quot;Ecology&quot;,&quot;language&quot;:&quot;en&quot;,&quot;page&quot;:&quot;107-113&quot;,&quot;source&quot;:&quot;DOI.org (Crossref)&quot;,&quot;title&quot;:&quot;CYCLIC ASSEMBLY TRAJECTORIES AND SCALE-DEPENDENT PRODUCTIVITY–DIVERSITY RELATIONSHIPS&quot;,&quot;volume&quot;:&quot;85&quot;,&quot;author&quot;:[{&quot;family&quot;:&quot;Steiner&quot;,&quot;given&quot;:&quot;Christopher F.&quot;},{&quot;family&quot;:&quot;Leibold&quot;,&quot;given&quot;:&quot;Mathew A.&quot;}],&quot;issued&quot;:{&quot;date-parts&quot;:[[&quot;2004&quot;,1]]}}}],&quot;schema&quot;:&quot;https://github.com/citation-style-language/schema/raw/master/csl-citation.json&quot;} RNDEozJJ4JizZ"/> S<text:span text:style-name="T66">cale Dependant Productivity, Diversity Relationships. </text:span><text:span text:style-name="T67">As </text:span><text:reference-mark-start text:name="ZOTERO_ITEM CSL_CITATION {&quot;citationID&quot;:&quot;iqeDMJu4&quot;,&quot;properties&quot;:{&quot;formattedCitation&quot;:&quot;(Steiner &amp; Leibold 2004)&quot;,&quot;plainCitation&quot;:&quot;(Steiner &amp; Leibold 2004)&quot;,&quot;noteIndex&quot;:0},&quot;citationItems&quot;:[{&quot;id&quot;:593,&quot;uris&quot;:[&quot;http://zotero.org/users/9477588/items/T5MBLG5V&quot;],&quot;itemData&quot;:{&quot;id&quot;:593,&quot;type&quot;:&quot;article-journal&quot;,&quot;abstract&quot;:&quot;Empirical studies show that the relationship between species diversity and productivity can be strongly scale dependent. At the local scale of population dynamics the relationship is commonly unimodal or humped, but it is frequently monotonically increasing at larger spatial scales. Such contrasting patterns can occur if beta diversity (compositional dissimilarity among sites) also increases with productivity, but mechanistic reasons for this remain unresolved. Here we use theoretical models to explore the influence of ecological assembly on the diversity of multitrophic communities along gradients of productivity. We show that assembly dynamics can generate scale-dependent patterns consistent with those observed in nature; while unimodal productivity-diversity patterns are produced at the scale of local communities, positive monotonic patterns emerge when diversity is measured at larger spatial scales (among communities). This occurs due to increases in beta diversity with productivity. Our results suggest that increases in beta diversity, and resultant scale dependency, can depend on three vital and interactive elements: the presence of more than one consumer trophic level, a greater propensity for cyclic compositional change at high productivities, and the stochastic nature of species dispersal and invasion history. Key words: assembly; beta diversity; heteroclinic cycles; invasibility; metacommunity; permanence; productivity-diversity relationships, scale-dependent; scale; species diversity; species turnover.&quot;,&quot;container-title&quot;:&quot;Ecology&quot;,&quot;DOI&quot;:&quot;10.1890/03-3010&quot;,&quot;ISSN&quot;:&quot;0012-9658&quot;,&quot;issue&quot;:&quot;1&quot;,&quot;journalAbbreviation&quot;:&quot;Ecology&quot;,&quot;language&quot;:&quot;en&quot;,&quot;page&quot;:&quot;107-113&quot;,&quot;source&quot;:&quot;DOI.org (Crossref)&quot;,&quot;title&quot;:&quot;CYCLIC ASSEMBLY TRAJECTORIES AND SCALE-DEPENDENT PRODUCTIVITY–DIVERSITY RELATIONSHIPS&quot;,&quot;volume&quot;:&quot;85&quot;,&quot;author&quot;:[{&quot;family&quot;:&quot;Steiner&quot;,&quot;given&quot;:&quot;Christopher F.&quot;},{&quot;family&quot;:&quot;Leibold&quot;,&quot;given&quot;:&quot;Mathew A.&quot;}],&quot;issued&quot;:{&quot;date-parts&quot;:[[&quot;2004&quot;,1]]}}}],&quot;schema&quot;:&quot;https://github.com/citation-style-language/schema/raw/master/csl-citation.json&quot;} RNDL22QglnEay"/><text:span text:style-name="T67">(Steiner &amp; Leibold 2004)</text:span><text:reference-mark-end text:name="ZOTERO_ITEM CSL_CITATION {&quot;citationID&quot;:&quot;iqeDMJu4&quot;,&quot;properties&quot;:{&quot;formattedCitation&quot;:&quot;(Steiner &amp; Leibold 2004)&quot;,&quot;plainCitation&quot;:&quot;(Steiner &amp; Leibold 2004)&quot;,&quot;noteIndex&quot;:0},&quot;citationItems&quot;:[{&quot;id&quot;:593,&quot;uris&quot;:[&quot;http://zotero.org/users/9477588/items/T5MBLG5V&quot;],&quot;itemData&quot;:{&quot;id&quot;:593,&quot;type&quot;:&quot;article-journal&quot;,&quot;abstract&quot;:&quot;Empirical studies show that the relationship between species diversity and productivity can be strongly scale dependent. At the local scale of population dynamics the relationship is commonly unimodal or humped, but it is frequently monotonically increasing at larger spatial scales. Such contrasting patterns can occur if beta diversity (compositional dissimilarity among sites) also increases with productivity, but mechanistic reasons for this remain unresolved. Here we use theoretical models to explore the influence of ecological assembly on the diversity of multitrophic communities along gradients of productivity. We show that assembly dynamics can generate scale-dependent patterns consistent with those observed in nature; while unimodal productivity-diversity patterns are produced at the scale of local communities, positive monotonic patterns emerge when diversity is measured at larger spatial scales (among communities). This occurs due to increases in beta diversity with productivity. Our results suggest that increases in beta diversity, and resultant scale dependency, can depend on three vital and interactive elements: the presence of more than one consumer trophic level, a greater propensity for cyclic compositional change at high productivities, and the stochastic nature of species dispersal and invasion history. Key words: assembly; beta diversity; heteroclinic cycles; invasibility; metacommunity; permanence; productivity-diversity relationships, scale-dependent; scale; species diversity; species turnover.&quot;,&quot;container-title&quot;:&quot;Ecology&quot;,&quot;DOI&quot;:&quot;10.1890/03-3010&quot;,&quot;ISSN&quot;:&quot;0012-9658&quot;,&quot;issue&quot;:&quot;1&quot;,&quot;journalAbbreviation&quot;:&quot;Ecology&quot;,&quot;language&quot;:&quot;en&quot;,&quot;page&quot;:&quot;107-113&quot;,&quot;source&quot;:&quot;DOI.org (Crossref)&quot;,&quot;title&quot;:&quot;CYCLIC ASSEMBLY TRAJECTORIES AND SCALE-DEPENDENT PRODUCTIVITY–DIVERSITY RELATIONSHIPS&quot;,&quot;volume&quot;:&quot;85&quot;,&quot;author&quot;:[{&quot;family&quot;:&quot;Steiner&quot;,&quot;given&quot;:&quot;Christopher F.&quot;},{&quot;family&quot;:&quot;Leibold&quot;,&quot;given&quot;:&quot;Mathew A.&quot;}],&quot;issued&quot;:{&quot;date-parts&quot;:[[&quot;2004&quot;,1]]}}}],&quot;schema&quot;:&quot;https://github.com/citation-style-language/schema/raw/master/csl-citation.json&quot;} RNDL22QglnEay"/> <text:span text:style-name="T67">showed, at higher scale (Beta 3), fauna is still under the Scale Dependant </text:span><text:soft-page-break/><text:span text:style-name="T67">Productivity Diversity Relationship, explain</text:span><text:span text:style-name="T68">in</text:span><text:span text:style-name="T67">g why two variables belong to Ressource Heterogeneity category. The importance Physical Stressing Variable (here : Snow depth) is supported by </text:span><text:reference-mark-start text:name="ZOTERO_ITEM CSL_CITATION {&quot;citationID&quot;:&quot;iyT5xjhr&quot;,&quot;properties&quot;:{&quot;formattedCitation&quot;:&quot;(Beaugrand 2023)&quot;,&quot;plainCitation&quot;:&quot;(Beaugrand 2023)&quot;,&quot;noteIndex&quot;:0},&quot;citationItems&quot;:[{&quot;id&quot;:591,&quot;uris&quot;:[&quot;http://zotero.org/users/9477588/items/PSMLKCNX&quot;],&quot;itemData&quot;:{&quot;id&quot;:591,&quot;type&quot;:&quot;article-journal&quot;,&quot;abstract&quot;:&quot;This review presents a recent theory named ‘macroecological theory on the arrangement of life’ (METAL). This theory is based on the concept of the ecological niche and shows that the nicheenvironment (including climate) interaction is fundamental to explain many phenomena observed in nature from the individual to the community level (e.g., phenology, biogeographical shifts, and community arrangement and reorganisation, gradual or abrupt). The application of the theory in climate change biology as well as individual and species ecology has been presented elsewhere. In this review, I show how METAL explains why there are more species at low than high latitudes, why the peak of biodiversity is located at mid-latitudes in the oceanic domain and at the equator in the terrestrial domain, and ﬁnally why there are more terrestrial than marine species, despite the fact that biodiversity has emerged in the oceans. I postulate that the arrangement of planetary biodiversity is mathematically constrained, a constraint we previously called ‘the great chessboard of life’, which determines the maximum number of species that may colonise a given region or domain. This theory also makes it possible to reconstruct past biodiversity and understand how biodiversity could be reorganised in the context of anthropogenic climate change.&quot;,&quot;container-title&quot;:&quot;Biology&quot;,&quot;DOI&quot;:&quot;10.3390/biology12030339&quot;,&quot;ISSN&quot;:&quot;2079-7737&quot;,&quot;issue&quot;:&quot;3&quot;,&quot;journalAbbreviation&quot;:&quot;Biology&quot;,&quot;language&quot;:&quot;en&quot;,&quot;page&quot;:&quot;339&quot;,&quot;source&quot;:&quot;DOI.org (Crossref)&quot;,&quot;title&quot;:&quot;Towards an Understanding of Large-Scale Biodiversity Patterns on Land and in the Sea&quot;,&quot;volume&quot;:&quot;12&quot;,&quot;author&quot;:[{&quot;family&quot;:&quot;Beaugrand&quot;,&quot;given&quot;:&quot;Grégory&quot;}],&quot;issued&quot;:{&quot;date-parts&quot;:[[&quot;2023&quot;,2,21]]}}}],&quot;schema&quot;:&quot;https://github.com/citation-style-language/schema/raw/master/csl-citation.json&quot;} RNDjGOC19gkL0"/><text:span text:style-name="T67">(Beaugrand 2023)</text:span><text:reference-mark-end text:name="ZOTERO_ITEM CSL_CITATION {&quot;citationID&quot;:&quot;iyT5xjhr&quot;,&quot;properties&quot;:{&quot;formattedCitation&quot;:&quot;(Beaugrand 2023)&quot;,&quot;plainCitation&quot;:&quot;(Beaugrand 2023)&quot;,&quot;noteIndex&quot;:0},&quot;citationItems&quot;:[{&quot;id&quot;:591,&quot;uris&quot;:[&quot;http://zotero.org/users/9477588/items/PSMLKCNX&quot;],&quot;itemData&quot;:{&quot;id&quot;:591,&quot;type&quot;:&quot;article-journal&quot;,&quot;abstract&quot;:&quot;This review presents a recent theory named ‘macroecological theory on the arrangement of life’ (METAL). This theory is based on the concept of the ecological niche and shows that the nicheenvironment (including climate) interaction is fundamental to explain many phenomena observed in nature from the individual to the community level (e.g., phenology, biogeographical shifts, and community arrangement and reorganisation, gradual or abrupt). The application of the theory in climate change biology as well as individual and species ecology has been presented elsewhere. In this review, I show how METAL explains why there are more species at low than high latitudes, why the peak of biodiversity is located at mid-latitudes in the oceanic domain and at the equator in the terrestrial domain, and ﬁnally why there are more terrestrial than marine species, despite the fact that biodiversity has emerged in the oceans. I postulate that the arrangement of planetary biodiversity is mathematically constrained, a constraint we previously called ‘the great chessboard of life’, which determines the maximum number of species that may colonise a given region or domain. This theory also makes it possible to reconstruct past biodiversity and understand how biodiversity could be reorganised in the context of anthropogenic climate change.&quot;,&quot;container-title&quot;:&quot;Biology&quot;,&quot;DOI&quot;:&quot;10.3390/biology12030339&quot;,&quot;ISSN&quot;:&quot;2079-7737&quot;,&quot;issue&quot;:&quot;3&quot;,&quot;journalAbbreviation&quot;:&quot;Biology&quot;,&quot;language&quot;:&quot;en&quot;,&quot;page&quot;:&quot;339&quot;,&quot;source&quot;:&quot;DOI.org (Crossref)&quot;,&quot;title&quot;:&quot;Towards an Understanding of Large-Scale Biodiversity Patterns on Land and in the Sea&quot;,&quot;volume&quot;:&quot;12&quot;,&quot;author&quot;:[{&quot;family&quot;:&quot;Beaugrand&quot;,&quot;given&quot;:&quot;Grégory&quot;}],&quot;issued&quot;:{&quot;date-parts&quot;:[[&quot;2023&quot;,2,21]]}}}],&quot;schema&quot;:&quot;https://github.com/citation-style-language/schema/raw/master/csl-citation.json&quot;} RNDjGOC19gkL0"/>. <text:span text:style-name="T68">It’s difficult here to draw a general framework on predators, because of the difference in variables category, along the space gradient. We still can suggest that because of their trophic web place, they are subject to lower trophic level variations, themselves under multiple influences. </text:span></text:p>
      <text:p text:style-name="P10"><text:span text:style-name="T68">Detritivores’s case is simplier. At a local (Beta 1) scale </text:span><text:span text:style-name="T69">and between plots (Beta 2)</text:span><text:span text:style-name="T68">, </text:span><text:span text:style-name="T72">available energy and nutrient contents </text:span><text:span text:style-name="T69">influence biodiversity, as demonstrated by [CALDERONE](Beta 2) and [CURIE] (Beta 1 and 2). Detritivores depends mostly on organic matter and nutrients to survive, </text:span><text:span text:style-name="T71">as </text:span><text:reference-mark-start text:name="ZOTERO_ITEM CSL_CITATION {&quot;citationID&quot;:&quot;t5OkfHuw&quot;,&quot;properties&quot;:{&quot;formattedCitation&quot;:&quot;(Tiunov &amp; Scheu 2004)&quot;,&quot;plainCitation&quot;:&quot;(Tiunov &amp; Scheu 2004)&quot;,&quot;noteIndex&quot;:0},&quot;citationItems&quot;:[{&quot;id&quot;:601,&quot;uris&quot;:[&quot;http://zotero.org/users/9477588/items/3RJW56DW&quot;],&quot;itemData&quot;:{&quot;id&quot;:601,&quot;type&quot;:&quot;article-journal&quot;,&quot;abstract&quot;:&quot;Activity of soil decomposer microorganisms is generally limited by carbon availability, but factors controlling saprophagous soil animals remain largely unknown. In contrast to microorganisms, animals are unable to exploit mineral nutrient pools. Therefore, it has been suggested that soil animals, and earthworms in particular, are limited by the availability of nitrogen. In contrast to this view, a strong increase in density and biomass of endogeic earthworms in response to labile organic carbon addition has been documented in field experiments. The hypothesis that the growth of endogeic earthworms is primarily limited by carbon availability was tested in a laboratory experiment lasting for 10 weeks. In addition, it was investigated whether the effects of earthworms on microbial activity and nutrient mineralization depend on the availability of carbon resources. We manipulated food availability to the endogeic earthworm species Octolasion tyrtaeum by using two soils with different organic matter content, providing access to different amounts of soil, and adding labile organic carbon (glucose) enriched in 13C.&quot;,&quot;container-title&quot;:&quot;Oecologia&quot;,&quot;DOI&quot;:&quot;10.1007/s00442-003-1391-4&quot;,&quot;ISSN&quot;:&quot;0029-8549, 1432-1939&quot;,&quot;issue&quot;:&quot;1&quot;,&quot;journalAbbreviation&quot;:&quot;Oecologia&quot;,&quot;language&quot;:&quot;en&quot;,&quot;page&quot;:&quot;83-90&quot;,&quot;source&quot;:&quot;DOI.org (Crossref)&quot;,&quot;title&quot;:&quot;Carbon availability controls the growth of detritivores (Lumbricidae) and their effect on nitrogen mineralization&quot;,&quot;volume&quot;:&quot;138&quot;,&quot;author&quot;:[{&quot;family&quot;:&quot;Tiunov&quot;,&quot;given&quot;:&quot;Alexei V.&quot;},{&quot;family&quot;:&quot;Scheu&quot;,&quot;given&quot;:&quot;Stefan&quot;}],&quot;issued&quot;:{&quot;date-parts&quot;:[[&quot;2004&quot;,1,1]]}}}],&quot;schema&quot;:&quot;https://github.com/citation-style-language/schema/raw/master/csl-citation.json&quot;} RNDLuCms0tpTZ"/><text:span text:style-name="T71">(Tiunov &amp; Scheu 2004)</text:span><text:reference-mark-end text:name="ZOTERO_ITEM CSL_CITATION {&quot;citationID&quot;:&quot;t5OkfHuw&quot;,&quot;properties&quot;:{&quot;formattedCitation&quot;:&quot;(Tiunov &amp; Scheu 2004)&quot;,&quot;plainCitation&quot;:&quot;(Tiunov &amp; Scheu 2004)&quot;,&quot;noteIndex&quot;:0},&quot;citationItems&quot;:[{&quot;id&quot;:601,&quot;uris&quot;:[&quot;http://zotero.org/users/9477588/items/3RJW56DW&quot;],&quot;itemData&quot;:{&quot;id&quot;:601,&quot;type&quot;:&quot;article-journal&quot;,&quot;abstract&quot;:&quot;Activity of soil decomposer microorganisms is generally limited by carbon availability, but factors controlling saprophagous soil animals remain largely unknown. In contrast to microorganisms, animals are unable to exploit mineral nutrient pools. Therefore, it has been suggested that soil animals, and earthworms in particular, are limited by the availability of nitrogen. In contrast to this view, a strong increase in density and biomass of endogeic earthworms in response to labile organic carbon addition has been documented in field experiments. The hypothesis that the growth of endogeic earthworms is primarily limited by carbon availability was tested in a laboratory experiment lasting for 10 weeks. In addition, it was investigated whether the effects of earthworms on microbial activity and nutrient mineralization depend on the availability of carbon resources. We manipulated food availability to the endogeic earthworm species Octolasion tyrtaeum by using two soils with different organic matter content, providing access to different amounts of soil, and adding labile organic carbon (glucose) enriched in 13C.&quot;,&quot;container-title&quot;:&quot;Oecologia&quot;,&quot;DOI&quot;:&quot;10.1007/s00442-003-1391-4&quot;,&quot;ISSN&quot;:&quot;0029-8549, 1432-1939&quot;,&quot;issue&quot;:&quot;1&quot;,&quot;journalAbbreviation&quot;:&quot;Oecologia&quot;,&quot;language&quot;:&quot;en&quot;,&quot;page&quot;:&quot;83-90&quot;,&quot;source&quot;:&quot;DOI.org (Crossref)&quot;,&quot;title&quot;:&quot;Carbon availability controls the growth of detritivores (Lumbricidae) and their effect on nitrogen mineralization&quot;,&quot;volume&quot;:&quot;138&quot;,&quot;author&quot;:[{&quot;family&quot;:&quot;Tiunov&quot;,&quot;given&quot;:&quot;Alexei V.&quot;},{&quot;family&quot;:&quot;Scheu&quot;,&quot;given&quot;:&quot;Stefan&quot;}],&quot;issued&quot;:{&quot;date-parts&quot;:[[&quot;2004&quot;,1,1]]}}}],&quot;schema&quot;:&quot;https://github.com/citation-style-language/schema/raw/master/csl-citation.json&quot;} RNDLuCms0tpTZ"/> <text:span text:style-name="T71">showed, adding carbon into </text:span><text:span text:style-name="T72">earthworms </text:span><text:span text:style-name="T71">experiment fields</text:span><text:span text:style-name="T69">. We still can add that </text:span><text:span text:style-name="T70">the</text:span><text:span text:style-name="T69"> temperature plays a major role as it influence</text:span><text:span text:style-name="T71">s</text:span><text:span text:style-name="T69"> soil aggregation</text:span><text:span text:style-name="T18">[ref],</text:span><text:span text:style-name="T38"> available water for theses organisms </text:span><text:span text:style-name="T19">[ref]</text:span><text:span text:style-name="T39">, and temperature optimum. </text:span><text:span text:style-name="T19">[ref]. </text:span><text:span text:style-name="T40">The treeline effect could also explain detritivores pattern “both by the effect of environmental heterogeneity and of trophic resource quality which increases at the ecotone level” </text:span><text:reference-mark-start text:name="ZOTERO_ITEM CSL_CITATION {&quot;citationID&quot;:&quot;sLgISYNI&quot;,&quot;properties&quot;:{&quot;formattedCitation&quot;:&quot;(Gabriac {\\i{}et al.} n.d.)&quot;,&quot;plainCitation&quot;:&quot;(Gabriac et al. n.d.)&quot;,&quot;noteIndex&quot;:0},&quot;citationItems&quot;:[{&quot;id&quot;:474,&quot;uris&quot;:[&quot;http://zotero.org/users/9477588/items/2JU4IPUC&quot;],&quot;itemData&quot;:{&quot;id&quot;:474,&quot;type&quot;:&quot;article-journal&quot;,&quot;language&quot;:&quot;en&quot;,&quot;source&quot;:&quot;Zotero&quot;,&quot;title&quot;:&quot;Environmental drivers of earthworm communities along an altitudinal gradient in the French Alps&quot;,&quot;author&quot;:[{&quot;family&quot;:&quot;Gabriac&quot;,&quot;given&quot;:&quot;Quentin&quot;},{&quot;family&quot;:&quot;Ganault&quot;,&quot;given&quot;:&quot;Pierre&quot;},{&quot;family&quot;:&quot;Barois&quot;,&quot;given&quot;:&quot;Isabelle&quot;},{&quot;family&quot;:&quot;Aranda-Delgado&quot;,&quot;given&quot;:&quot;Eduardo&quot;},{&quot;family&quot;:&quot;Cortet&quot;,&quot;given&quot;:&quot;Jérôme&quot;},{&quot;family&quot;:&quot;Gautier&quot;,&quot;given&quot;:&quot;Montan&quot;},{&quot;family&quot;:&quot;Hedde&quot;,&quot;given&quot;:&quot;Mickaël&quot;},{&quot;family&quot;:&quot;Marchán&quot;,&quot;given&quot;:&quot;Daniel F&quot;},{&quot;family&quot;:&quot;Reyes&quot;,&quot;given&quot;:&quot;Carlos Pimentel&quot;},{&quot;family&quot;:&quot;Stokes&quot;,&quot;given&quot;:&quot;Alexia&quot;},{&quot;family&quot;:&quot;Decaëns&quot;,&quot;given&quot;:&quot;Thibaud&quot;},{&quot;family&quot;:&quot;Lombricultores&quot;,&quot;given&quot;:&quot;Terranova&quot;}]}}],&quot;schema&quot;:&quot;https://github.com/citation-style-language/schema/raw/master/csl-citation.json&quot;} RNDYz17F3Zm0t"/><text:span text:style-name="T31">(Gabriac </text:span><text:span text:style-name="T28">et al.</text:span><text:span text:style-name="T30"> </text:span><text:span text:style-name="T33">2022</text:span><text:span text:style-name="T30">)</text:span><text:reference-mark-end text:name="ZOTERO_ITEM CSL_CITATION {&quot;citationID&quot;:&quot;sLgISYNI&quot;,&quot;properties&quot;:{&quot;formattedCitation&quot;:&quot;(Gabriac {\\i{}et al.} n.d.)&quot;,&quot;plainCitation&quot;:&quot;(Gabriac et al. n.d.)&quot;,&quot;noteIndex&quot;:0},&quot;citationItems&quot;:[{&quot;id&quot;:474,&quot;uris&quot;:[&quot;http://zotero.org/users/9477588/items/2JU4IPUC&quot;],&quot;itemData&quot;:{&quot;id&quot;:474,&quot;type&quot;:&quot;article-journal&quot;,&quot;language&quot;:&quot;en&quot;,&quot;source&quot;:&quot;Zotero&quot;,&quot;title&quot;:&quot;Environmental drivers of earthworm communities along an altitudinal gradient in the French Alps&quot;,&quot;author&quot;:[{&quot;family&quot;:&quot;Gabriac&quot;,&quot;given&quot;:&quot;Quentin&quot;},{&quot;family&quot;:&quot;Ganault&quot;,&quot;given&quot;:&quot;Pierre&quot;},{&quot;family&quot;:&quot;Barois&quot;,&quot;given&quot;:&quot;Isabelle&quot;},{&quot;family&quot;:&quot;Aranda-Delgado&quot;,&quot;given&quot;:&quot;Eduardo&quot;},{&quot;family&quot;:&quot;Cortet&quot;,&quot;given&quot;:&quot;Jérôme&quot;},{&quot;family&quot;:&quot;Gautier&quot;,&quot;given&quot;:&quot;Montan&quot;},{&quot;family&quot;:&quot;Hedde&quot;,&quot;given&quot;:&quot;Mickaël&quot;},{&quot;family&quot;:&quot;Marchán&quot;,&quot;given&quot;:&quot;Daniel F&quot;},{&quot;family&quot;:&quot;Reyes&quot;,&quot;given&quot;:&quot;Carlos Pimentel&quot;},{&quot;family&quot;:&quot;Stokes&quot;,&quot;given&quot;:&quot;Alexia&quot;},{&quot;family&quot;:&quot;Decaëns&quot;,&quot;given&quot;:&quot;Thibaud&quot;},{&quot;family&quot;:&quot;Lombricultores&quot;,&quot;given&quot;:&quot;Terranova&quot;}]}}],&quot;schema&quot;:&quot;https://github.com/citation-style-language/schema/raw/master/csl-citation.json&quot;} RNDYz17F3Zm0t"/><text:span text:style-name="T30">. </text:span><text:span text:style-name="T33">Here, the trophic resource quality is approached by Energy available, </text:span><text:span text:style-name="T34">and Environmental Heterogeneity by Annual Temperatures. Further studies may be able to model and correlate the Treeline with detritivores beta diversity. </text:span></text:p>
      <text:p text:style-name="Standard"><text:span text:style-name="T41">At Beta 3 (site scale), </text:span><text:span text:style-name="T40">energy related variables still play a role, as predicted by [</text:span><text:span text:style-name="T20">CURIE</text:span><text:span text:style-name="T40">], </text:span><text:span text:style-name="T42">and </text:span><text:reference-mark-start text:name="ZOTERO_ITEM CSL_CITATION {&quot;citationID&quot;:&quot;NVhur9GC&quot;,&quot;properties&quot;:{&quot;formattedCitation&quot;:&quot;(Gabriac {\\i{}et al.} n.d.)&quot;,&quot;plainCitation&quot;:&quot;(Gabriac et al. n.d.)&quot;,&quot;noteIndex&quot;:0},&quot;citationItems&quot;:[{&quot;id&quot;:474,&quot;uris&quot;:[&quot;http://zotero.org/users/9477588/items/2JU4IPUC&quot;],&quot;itemData&quot;:{&quot;id&quot;:474,&quot;type&quot;:&quot;article-journal&quot;,&quot;language&quot;:&quot;en&quot;,&quot;source&quot;:&quot;Zotero&quot;,&quot;title&quot;:&quot;Environmental drivers of earthworm communities along an altitudinal gradient in the French Alps&quot;,&quot;author&quot;:[{&quot;family&quot;:&quot;Gabriac&quot;,&quot;given&quot;:&quot;Quentin&quot;},{&quot;family&quot;:&quot;Ganault&quot;,&quot;given&quot;:&quot;Pierre&quot;},{&quot;family&quot;:&quot;Barois&quot;,&quot;given&quot;:&quot;Isabelle&quot;},{&quot;family&quot;:&quot;Aranda-Delgado&quot;,&quot;given&quot;:&quot;Eduardo&quot;},{&quot;family&quot;:&quot;Cortet&quot;,&quot;given&quot;:&quot;Jérôme&quot;},{&quot;family&quot;:&quot;Gautier&quot;,&quot;given&quot;:&quot;Montan&quot;},{&quot;family&quot;:&quot;Hedde&quot;,&quot;given&quot;:&quot;Mickaël&quot;},{&quot;family&quot;:&quot;Marchán&quot;,&quot;given&quot;:&quot;Daniel F&quot;},{&quot;family&quot;:&quot;Reyes&quot;,&quot;given&quot;:&quot;Carlos Pimentel&quot;},{&quot;family&quot;:&quot;Stokes&quot;,&quot;given&quot;:&quot;Alexia&quot;},{&quot;family&quot;:&quot;Decaëns&quot;,&quot;given&quot;:&quot;Thibaud&quot;},{&quot;family&quot;:&quot;Lombricultores&quot;,&quot;given&quot;:&quot;Terranova&quot;}]}}],&quot;schema&quot;:&quot;https://github.com/citation-style-language/schema/raw/master/csl-citation.json&quot;} RND3hdxodcsln"/><text:span text:style-name="T32">(Gabriac </text:span><text:span text:style-name="T28">et al.</text:span><text:span text:style-name="T30"> n.d.)</text:span><text:reference-mark-end text:name="ZOTERO_ITEM CSL_CITATION {&quot;citationID&quot;:&quot;NVhur9GC&quot;,&quot;properties&quot;:{&quot;formattedCitation&quot;:&quot;(Gabriac {\\i{}et al.} n.d.)&quot;,&quot;plainCitation&quot;:&quot;(Gabriac et al. n.d.)&quot;,&quot;noteIndex&quot;:0},&quot;citationItems&quot;:[{&quot;id&quot;:474,&quot;uris&quot;:[&quot;http://zotero.org/users/9477588/items/2JU4IPUC&quot;],&quot;itemData&quot;:{&quot;id&quot;:474,&quot;type&quot;:&quot;article-journal&quot;,&quot;language&quot;:&quot;en&quot;,&quot;source&quot;:&quot;Zotero&quot;,&quot;title&quot;:&quot;Environmental drivers of earthworm communities along an altitudinal gradient in the French Alps&quot;,&quot;author&quot;:[{&quot;family&quot;:&quot;Gabriac&quot;,&quot;given&quot;:&quot;Quentin&quot;},{&quot;family&quot;:&quot;Ganault&quot;,&quot;given&quot;:&quot;Pierre&quot;},{&quot;family&quot;:&quot;Barois&quot;,&quot;given&quot;:&quot;Isabelle&quot;},{&quot;family&quot;:&quot;Aranda-Delgado&quot;,&quot;given&quot;:&quot;Eduardo&quot;},{&quot;family&quot;:&quot;Cortet&quot;,&quot;given&quot;:&quot;Jérôme&quot;},{&quot;family&quot;:&quot;Gautier&quot;,&quot;given&quot;:&quot;Montan&quot;},{&quot;family&quot;:&quot;Hedde&quot;,&quot;given&quot;:&quot;Mickaël&quot;},{&quot;family&quot;:&quot;Marchán&quot;,&quot;given&quot;:&quot;Daniel F&quot;},{&quot;family&quot;:&quot;Reyes&quot;,&quot;given&quot;:&quot;Carlos Pimentel&quot;},{&quot;family&quot;:&quot;Stokes&quot;,&quot;given&quot;:&quot;Alexia&quot;},{&quot;family&quot;:&quot;Decaëns&quot;,&quot;given&quot;:&quot;Thibaud&quot;},{&quot;family&quot;:&quot;Lombricultores&quot;,&quot;given&quot;:&quot;Terranova&quot;}]}}],&quot;schema&quot;:&quot;https://github.com/citation-style-language/schema/raw/master/csl-citation.json&quot;} RND3hdxodcsln"/>. <text:span text:style-name="T40"><text:s/></text:span></text:p>
      <text:p text:style-name="P7"><text:span text:style-name="T12"><text: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04T16:07:21.786000000</meta:creation-date>
    <dc:date>2023-06-05T16:46:49.625000000</dc:date>
    <meta:editing-duration>PT1H31M41S</meta:editing-duration>
    <meta:editing-cycles>8</meta:editing-cycles>
    <meta:generator>LibreOffice/7.5.2.2$Windows_X86_64 LibreOffice_project/53bb9681a964705cf672590721dbc85eb4d0c3a2</meta:generator>
    <meta:document-statistic meta:table-count="0" meta:image-count="0" meta:object-count="0" meta:page-count="3" meta:paragraph-count="19" meta:word-count="1125" meta:character-count="7565" meta:non-whitespace-character-count="6444"/>
    <meta:user-defined meta:name="ZOTERO_PREF_1">&lt;data data-version="3" zotero-version="6.0.26"&gt;&lt;session id="v7KZYjCm"/&gt;&lt;style id="http://www.zotero.org/styles/ecology-letters" hasBibliography="1" bibliographyStyleHasBeenSet="0"/&gt;&lt;prefs&gt;&lt;pref name="fieldType" value="ReferenceMark"/&gt;&lt;pref name="automatic</meta:user-defined>
    <meta:user-defined meta:name="ZOTERO_PREF_2">JournalAbbreviations" value="true"/&gt;&lt;/prefs&gt;&lt;/data&gt;</meta:user-defined>
  </office:meta>
</office:document-meta>
</file>